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7_A_21930" table:style-name="ta1">
        <table:shapes>
          <draw:frame draw:z-index="0" draw:style-name="gr1" draw:text-style-name="P1" svg:width="38.833cm" svg:height="21.946cm" svg:x="4.191cm" svg:y="0.108cm">
            <draw:object draw:notify-on-update-of-ranges="27_A_21930.A1:27_A_21930.A237 27_A_21930.B1:27_A_21930.B2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6.5225246" calcext:value-type="float">
            <text:p>6,5225246</text:p>
          </table:table-cell>
          <table:table-cell office:value-type="float" office:value="7.4260555" calcext:value-type="float">
            <text:p>7,4260555</text:p>
          </table:table-cell>
        </table:table-row>
        <table:table-row table:style-name="ro1">
          <table:table-cell office:value-type="float" office:value="3.1607053" calcext:value-type="float">
            <text:p>3,1607053</text:p>
          </table:table-cell>
          <table:table-cell office:value-type="float" office:value="16.4167831" calcext:value-type="float">
            <text:p>16,4167831</text:p>
          </table:table-cell>
        </table:table-row>
        <table:table-row table:style-name="ro1">
          <table:table-cell office:value-type="float" office:value="5.5738917" calcext:value-type="float">
            <text:p>5,5738917</text:p>
          </table:table-cell>
          <table:table-cell office:value-type="float" office:value="16.7414059" calcext:value-type="float">
            <text:p>16,7414059</text:p>
          </table:table-cell>
        </table:table-row>
        <table:table-row table:style-name="ro1">
          <table:table-cell office:value-type="float" office:value="6.296934" calcext:value-type="float">
            <text:p>6,296934</text:p>
          </table:table-cell>
          <table:table-cell office:value-type="float" office:value="6.2394918" calcext:value-type="float">
            <text:p>6,2394918</text:p>
          </table:table-cell>
        </table:table-row>
        <table:table-row table:style-name="ro1">
          <table:table-cell office:value-type="float" office:value="6.0558924" calcext:value-type="float">
            <text:p>6,0558924</text:p>
          </table:table-cell>
          <table:table-cell office:value-type="float" office:value="6.3004175" calcext:value-type="float">
            <text:p>6,3004175</text:p>
          </table:table-cell>
        </table:table-row>
        <table:table-row table:style-name="ro1">
          <table:table-cell office:value-type="float" office:value="5.0324776" calcext:value-type="float">
            <text:p>5,0324776</text:p>
          </table:table-cell>
          <table:table-cell office:value-type="float" office:value="7.6414902" calcext:value-type="float">
            <text:p>7,6414902</text:p>
          </table:table-cell>
        </table:table-row>
        <table:table-row table:style-name="ro1">
          <table:table-cell office:value-type="float" office:value="5.4263145" calcext:value-type="float">
            <text:p>5,4263145</text:p>
          </table:table-cell>
          <table:table-cell office:value-type="float" office:value="15.9100433" calcext:value-type="float">
            <text:p>15,9100433</text:p>
          </table:table-cell>
        </table:table-row>
        <table:table-row table:style-name="ro1">
          <table:table-cell office:value-type="float" office:value="2.2287312" calcext:value-type="float">
            <text:p>2,2287312</text:p>
          </table:table-cell>
          <table:table-cell office:value-type="float" office:value="17.2711601" calcext:value-type="float">
            <text:p>17,2711601</text:p>
          </table:table-cell>
        </table:table-row>
        <table:table-row table:style-name="ro1">
          <table:table-cell office:value-type="float" office:value="3.9826927" calcext:value-type="float">
            <text:p>3,9826927</text:p>
          </table:table-cell>
          <table:table-cell office:value-type="float" office:value="16.2452028" calcext:value-type="float">
            <text:p>16,2452028</text:p>
          </table:table-cell>
        </table:table-row>
        <table:table-row table:style-name="ro1">
          <table:table-cell office:value-type="float" office:value="5.4838799" calcext:value-type="float">
            <text:p>5,4838799</text:p>
          </table:table-cell>
          <table:table-cell office:value-type="float" office:value="6.8909779" calcext:value-type="float">
            <text:p>6,8909779</text:p>
          </table:table-cell>
        </table:table-row>
        <table:table-row table:style-name="ro1">
          <table:table-cell office:value-type="float" office:value="2.3712492" calcext:value-type="float">
            <text:p>2,3712492</text:p>
          </table:table-cell>
          <table:table-cell office:value-type="float" office:value="16.0583916" calcext:value-type="float">
            <text:p>16,0583916</text:p>
          </table:table-cell>
        </table:table-row>
        <table:table-row table:style-name="ro1">
          <table:table-cell office:value-type="float" office:value="4.3494721" calcext:value-type="float">
            <text:p>4,3494721</text:p>
          </table:table-cell>
          <table:table-cell office:value-type="float" office:value="7.2609157" calcext:value-type="float">
            <text:p>7,2609157</text:p>
          </table:table-cell>
        </table:table-row>
        <table:table-row table:style-name="ro1">
          <table:table-cell office:value-type="float" office:value="3.194558" calcext:value-type="float">
            <text:p>3,194558</text:p>
          </table:table-cell>
          <table:table-cell office:value-type="float" office:value="16.4682109" calcext:value-type="float">
            <text:p>16,4682109</text:p>
          </table:table-cell>
        </table:table-row>
        <table:table-row table:style-name="ro1">
          <table:table-cell office:value-type="float" office:value="3.9676684" calcext:value-type="float">
            <text:p>3,9676684</text:p>
          </table:table-cell>
          <table:table-cell office:value-type="float" office:value="16.404128" calcext:value-type="float">
            <text:p>16,404128</text:p>
          </table:table-cell>
        </table:table-row>
        <table:table-row table:style-name="ro1">
          <table:table-cell office:value-type="float" office:value="5.4340355" calcext:value-type="float">
            <text:p>5,4340355</text:p>
          </table:table-cell>
          <table:table-cell office:value-type="float" office:value="6.9966956" calcext:value-type="float">
            <text:p>6,9966956</text:p>
          </table:table-cell>
        </table:table-row>
        <table:table-row table:style-name="ro1">
          <table:table-cell office:value-type="float" office:value="3.1536377" calcext:value-type="float">
            <text:p>3,1536377</text:p>
          </table:table-cell>
          <table:table-cell office:value-type="float" office:value="17.1061242" calcext:value-type="float">
            <text:p>17,1061242</text:p>
          </table:table-cell>
        </table:table-row>
        <table:table-row table:style-name="ro1">
          <table:table-cell office:value-type="float" office:value="4.6077626" calcext:value-type="float">
            <text:p>4,6077626</text:p>
          </table:table-cell>
          <table:table-cell office:value-type="float" office:value="7.1206781" calcext:value-type="float">
            <text:p>7,1206781</text:p>
          </table:table-cell>
        </table:table-row>
        <table:table-row table:style-name="ro1">
          <table:table-cell office:value-type="float" office:value="4.7448089" calcext:value-type="float">
            <text:p>4,7448089</text:p>
          </table:table-cell>
          <table:table-cell office:value-type="float" office:value="16.5677396" calcext:value-type="float">
            <text:p>16,5677396</text:p>
          </table:table-cell>
        </table:table-row>
        <table:table-row table:style-name="ro1">
          <table:table-cell office:value-type="float" office:value="4.6000306" calcext:value-type="float">
            <text:p>4,6000306</text:p>
          </table:table-cell>
          <table:table-cell office:value-type="float" office:value="17.1032646" calcext:value-type="float">
            <text:p>17,1032646</text:p>
          </table:table-cell>
        </table:table-row>
        <table:table-row table:style-name="ro1">
          <table:table-cell office:value-type="float" office:value="5.4342098" calcext:value-type="float">
            <text:p>5,4342098</text:p>
          </table:table-cell>
          <table:table-cell office:value-type="float" office:value="6.5474576" calcext:value-type="float">
            <text:p>6,5474576</text:p>
          </table:table-cell>
        </table:table-row>
        <table:table-row table:style-name="ro1">
          <table:table-cell office:value-type="float" office:value="6.4146664" calcext:value-type="float">
            <text:p>6,4146664</text:p>
          </table:table-cell>
          <table:table-cell office:value-type="float" office:value="6.8544887" calcext:value-type="float">
            <text:p>6,8544887</text:p>
          </table:table-cell>
        </table:table-row>
        <table:table-row table:style-name="ro1">
          <table:table-cell office:value-type="float" office:value="6.2954032" calcext:value-type="float">
            <text:p>6,2954032</text:p>
          </table:table-cell>
          <table:table-cell office:value-type="float" office:value="7.1751415" calcext:value-type="float">
            <text:p>7,1751415</text:p>
          </table:table-cell>
        </table:table-row>
        <table:table-row table:style-name="ro1">
          <table:table-cell office:value-type="float" office:value="4.0852839" calcext:value-type="float">
            <text:p>4,0852839</text:p>
          </table:table-cell>
          <table:table-cell office:value-type="float" office:value="7.3862017" calcext:value-type="float">
            <text:p>7,3862017</text:p>
          </table:table-cell>
        </table:table-row>
        <table:table-row table:style-name="ro1">
          <table:table-cell office:value-type="float" office:value="7.1492321" calcext:value-type="float">
            <text:p>7,1492321</text:p>
          </table:table-cell>
          <table:table-cell office:value-type="float" office:value="6.7272048" calcext:value-type="float">
            <text:p>6,7272048</text:p>
          </table:table-cell>
        </table:table-row>
        <table:table-row table:style-name="ro1">
          <table:table-cell office:value-type="float" office:value="6.3829761" calcext:value-type="float">
            <text:p>6,3829761</text:p>
          </table:table-cell>
          <table:table-cell office:value-type="float" office:value="6.362728" calcext:value-type="float">
            <text:p>6,362728</text:p>
          </table:table-cell>
        </table:table-row>
        <table:table-row table:style-name="ro1">
          <table:table-cell office:value-type="float" office:value="7.152206" calcext:value-type="float">
            <text:p>7,152206</text:p>
          </table:table-cell>
          <table:table-cell office:value-type="float" office:value="6.9442344" calcext:value-type="float">
            <text:p>6,9442344</text:p>
          </table:table-cell>
        </table:table-row>
        <table:table-row table:style-name="ro1">
          <table:table-cell office:value-type="float" office:value="5.0741171" calcext:value-type="float">
            <text:p>5,0741171</text:p>
          </table:table-cell>
          <table:table-cell office:value-type="float" office:value="7.6345089" calcext:value-type="float">
            <text:p>7,6345089</text:p>
          </table:table-cell>
        </table:table-row>
        <table:table-row table:style-name="ro1">
          <table:table-cell office:value-type="float" office:value="5.3856689" calcext:value-type="float">
            <text:p>5,3856689</text:p>
          </table:table-cell>
          <table:table-cell office:value-type="float" office:value="7.313852" calcext:value-type="float">
            <text:p>7,313852</text:p>
          </table:table-cell>
        </table:table-row>
        <table:table-row table:style-name="ro1">
          <table:table-cell office:value-type="float" office:value="3.0706562" calcext:value-type="float">
            <text:p>3,0706562</text:p>
          </table:table-cell>
          <table:table-cell office:value-type="float" office:value="15.8454271" calcext:value-type="float">
            <text:p>15,8454271</text:p>
          </table:table-cell>
        </table:table-row>
        <table:table-row table:style-name="ro1">
          <table:table-cell office:value-type="float" office:value="4.521557" calcext:value-type="float">
            <text:p>4,521557</text:p>
          </table:table-cell>
          <table:table-cell office:value-type="float" office:value="7.1772858" calcext:value-type="float">
            <text:p>7,1772858</text:p>
          </table:table-cell>
        </table:table-row>
        <table:table-row table:style-name="ro1">
          <table:table-cell office:value-type="float" office:value="3.7937623" calcext:value-type="float">
            <text:p>3,7937623</text:p>
          </table:table-cell>
          <table:table-cell office:value-type="float" office:value="16.7504524" calcext:value-type="float">
            <text:p>16,7504524</text:p>
          </table:table-cell>
        </table:table-row>
        <table:table-row table:style-name="ro1">
          <table:table-cell office:value-type="float" office:value="2.6270342" calcext:value-type="float">
            <text:p>2,6270342</text:p>
          </table:table-cell>
          <table:table-cell office:value-type="float" office:value="15.9182031" calcext:value-type="float">
            <text:p>15,9182031</text:p>
          </table:table-cell>
        </table:table-row>
        <table:table-row table:style-name="ro1">
          <table:table-cell office:value-type="float" office:value="7.0824058" calcext:value-type="float">
            <text:p>7,0824058</text:p>
          </table:table-cell>
          <table:table-cell office:value-type="float" office:value="7.456063" calcext:value-type="float">
            <text:p>7,456063</text:p>
          </table:table-cell>
        </table:table-row>
        <table:table-row table:style-name="ro1">
          <table:table-cell office:value-type="float" office:value="5.2123614" calcext:value-type="float">
            <text:p>5,2123614</text:p>
          </table:table-cell>
          <table:table-cell office:value-type="float" office:value="6.553514" calcext:value-type="float">
            <text:p>6,553514</text:p>
          </table:table-cell>
        </table:table-row>
        <table:table-row table:style-name="ro1">
          <table:table-cell office:value-type="float" office:value="6.0934267" calcext:value-type="float">
            <text:p>6,0934267</text:p>
          </table:table-cell>
          <table:table-cell office:value-type="float" office:value="7.9310673" calcext:value-type="float">
            <text:p>7,9310673</text:p>
          </table:table-cell>
        </table:table-row>
        <table:table-row table:style-name="ro1">
          <table:table-cell office:value-type="float" office:value="4.6969181" calcext:value-type="float">
            <text:p>4,6969181</text:p>
          </table:table-cell>
          <table:table-cell office:value-type="float" office:value="16.2608266" calcext:value-type="float">
            <text:p>16,2608266</text:p>
          </table:table-cell>
        </table:table-row>
        <table:table-row table:style-name="ro1">
          <table:table-cell office:value-type="float" office:value="5.2129788" calcext:value-type="float">
            <text:p>5,2129788</text:p>
          </table:table-cell>
          <table:table-cell office:value-type="float" office:value="6.9408417" calcext:value-type="float">
            <text:p>6,9408417</text:p>
          </table:table-cell>
        </table:table-row>
        <table:table-row table:style-name="ro1">
          <table:table-cell office:value-type="float" office:value="6.4580107" calcext:value-type="float">
            <text:p>6,4580107</text:p>
          </table:table-cell>
          <table:table-cell office:value-type="float" office:value="7.5315625" calcext:value-type="float">
            <text:p>7,5315625</text:p>
          </table:table-cell>
        </table:table-row>
        <table:table-row table:style-name="ro1">
          <table:table-cell office:value-type="float" office:value="6.811494" calcext:value-type="float">
            <text:p>6,811494</text:p>
          </table:table-cell>
          <table:table-cell office:value-type="float" office:value="7.7828267" calcext:value-type="float">
            <text:p>7,7828267</text:p>
          </table:table-cell>
        </table:table-row>
        <table:table-row table:style-name="ro1">
          <table:table-cell office:value-type="float" office:value="2.8323007" calcext:value-type="float">
            <text:p>2,8323007</text:p>
          </table:table-cell>
          <table:table-cell office:value-type="float" office:value="15.2842694" calcext:value-type="float">
            <text:p>15,2842694</text:p>
          </table:table-cell>
        </table:table-row>
        <table:table-row table:style-name="ro1">
          <table:table-cell office:value-type="float" office:value="3.8643027" calcext:value-type="float">
            <text:p>3,8643027</text:p>
          </table:table-cell>
          <table:table-cell office:value-type="float" office:value="17.6779214" calcext:value-type="float">
            <text:p>17,6779214</text:p>
          </table:table-cell>
        </table:table-row>
        <table:table-row table:style-name="ro1">
          <table:table-cell office:value-type="float" office:value="5.5012374" calcext:value-type="float">
            <text:p>5,5012374</text:p>
          </table:table-cell>
          <table:table-cell office:value-type="float" office:value="7.2662147" calcext:value-type="float">
            <text:p>7,2662147</text:p>
          </table:table-cell>
        </table:table-row>
        <table:table-row table:style-name="ro1">
          <table:table-cell office:value-type="float" office:value="7.6757666" calcext:value-type="float">
            <text:p>7,6757666</text:p>
          </table:table-cell>
          <table:table-cell office:value-type="float" office:value="7.0580692" calcext:value-type="float">
            <text:p>7,0580692</text:p>
          </table:table-cell>
        </table:table-row>
        <table:table-row table:style-name="ro1">
          <table:table-cell office:value-type="float" office:value="1.3701631" calcext:value-type="float">
            <text:p>1,3701631</text:p>
          </table:table-cell>
          <table:table-cell office:value-type="float" office:value="16.6064043" calcext:value-type="float">
            <text:p>16,6064043</text:p>
          </table:table-cell>
        </table:table-row>
        <table:table-row table:style-name="ro1">
          <table:table-cell office:value-type="float" office:value="6.6549101" calcext:value-type="float">
            <text:p>6,6549101</text:p>
          </table:table-cell>
          <table:table-cell office:value-type="float" office:value="7.2410566" calcext:value-type="float">
            <text:p>7,2410566</text:p>
          </table:table-cell>
        </table:table-row>
        <table:table-row table:style-name="ro1">
          <table:table-cell office:value-type="float" office:value="5.4655724" calcext:value-type="float">
            <text:p>5,4655724</text:p>
          </table:table-cell>
          <table:table-cell office:value-type="float" office:value="7.0594777" calcext:value-type="float">
            <text:p>7,0594777</text:p>
          </table:table-cell>
        </table:table-row>
        <table:table-row table:style-name="ro1">
          <table:table-cell office:value-type="float" office:value="5.3850392" calcext:value-type="float">
            <text:p>5,3850392</text:p>
          </table:table-cell>
          <table:table-cell office:value-type="float" office:value="6.2046791" calcext:value-type="float">
            <text:p>6,2046791</text:p>
          </table:table-cell>
        </table:table-row>
        <table:table-row table:style-name="ro1">
          <table:table-cell office:value-type="float" office:value="0.1663069" calcext:value-type="float">
            <text:p>0,1663069</text:p>
          </table:table-cell>
          <table:table-cell office:value-type="float" office:value="16.1520663" calcext:value-type="float">
            <text:p>16,1520663</text:p>
          </table:table-cell>
        </table:table-row>
        <table:table-row table:style-name="ro1">
          <table:table-cell office:value-type="float" office:value="6.9681604" calcext:value-type="float">
            <text:p>6,9681604</text:p>
          </table:table-cell>
          <table:table-cell office:value-type="float" office:value="6.7897411" calcext:value-type="float">
            <text:p>6,7897411</text:p>
          </table:table-cell>
        </table:table-row>
        <table:table-row table:style-name="ro1">
          <table:table-cell office:value-type="float" office:value="3.7119559" calcext:value-type="float">
            <text:p>3,7119559</text:p>
          </table:table-cell>
          <table:table-cell office:value-type="float" office:value="16.0315303" calcext:value-type="float">
            <text:p>16,0315303</text:p>
          </table:table-cell>
        </table:table-row>
        <table:table-row table:style-name="ro1">
          <table:table-cell office:value-type="float" office:value="2.3747838" calcext:value-type="float">
            <text:p>2,3747838</text:p>
          </table:table-cell>
          <table:table-cell office:value-type="float" office:value="16.5458591" calcext:value-type="float">
            <text:p>16,5458591</text:p>
          </table:table-cell>
        </table:table-row>
        <table:table-row table:style-name="ro1">
          <table:table-cell office:value-type="float" office:value="3.9687287" calcext:value-type="float">
            <text:p>3,9687287</text:p>
          </table:table-cell>
          <table:table-cell office:value-type="float" office:value="17.0556449" calcext:value-type="float">
            <text:p>17,0556449</text:p>
          </table:table-cell>
        </table:table-row>
        <table:table-row table:style-name="ro1">
          <table:table-cell office:value-type="float" office:value="2.0017424" calcext:value-type="float">
            <text:p>2,0017424</text:p>
          </table:table-cell>
          <table:table-cell office:value-type="float" office:value="16.5980359" calcext:value-type="float">
            <text:p>16,5980359</text:p>
          </table:table-cell>
        </table:table-row>
        <table:table-row table:style-name="ro1">
          <table:table-cell office:value-type="float" office:value="1.4633612" calcext:value-type="float">
            <text:p>1,4633612</text:p>
          </table:table-cell>
          <table:table-cell office:value-type="float" office:value="16.9733211" calcext:value-type="float">
            <text:p>16,9733211</text:p>
          </table:table-cell>
        </table:table-row>
        <table:table-row table:style-name="ro1">
          <table:table-cell office:value-type="float" office:value="2.4746876" calcext:value-type="float">
            <text:p>2,4746876</text:p>
          </table:table-cell>
          <table:table-cell office:value-type="float" office:value="15.4826692" calcext:value-type="float">
            <text:p>15,4826692</text:p>
          </table:table-cell>
        </table:table-row>
        <table:table-row table:style-name="ro1">
          <table:table-cell office:value-type="float" office:value="3.242926" calcext:value-type="float">
            <text:p>3,242926</text:p>
          </table:table-cell>
          <table:table-cell office:value-type="float" office:value="16.1738549" calcext:value-type="float">
            <text:p>16,1738549</text:p>
          </table:table-cell>
        </table:table-row>
        <table:table-row table:style-name="ro1">
          <table:table-cell office:value-type="float" office:value="1.358289" calcext:value-type="float">
            <text:p>1,358289</text:p>
          </table:table-cell>
          <table:table-cell office:value-type="float" office:value="16.2364204" calcext:value-type="float">
            <text:p>16,2364204</text:p>
          </table:table-cell>
        </table:table-row>
        <table:table-row table:style-name="ro1">
          <table:table-cell office:value-type="float" office:value="4.6677986" calcext:value-type="float">
            <text:p>4,6677986</text:p>
          </table:table-cell>
          <table:table-cell office:value-type="float" office:value="6.4670648" calcext:value-type="float">
            <text:p>6,4670648</text:p>
          </table:table-cell>
        </table:table-row>
        <table:table-row table:style-name="ro1">
          <table:table-cell office:value-type="float" office:value="3.5580013" calcext:value-type="float">
            <text:p>3,5580013</text:p>
          </table:table-cell>
          <table:table-cell office:value-type="float" office:value="16.1855407" calcext:value-type="float">
            <text:p>16,1855407</text:p>
          </table:table-cell>
        </table:table-row>
        <table:table-row table:style-name="ro1">
          <table:table-cell office:value-type="float" office:value="3.4059525" calcext:value-type="float">
            <text:p>3,4059525</text:p>
          </table:table-cell>
          <table:table-cell office:value-type="float" office:value="16.9823489" calcext:value-type="float">
            <text:p>16,9823489</text:p>
          </table:table-cell>
        </table:table-row>
        <table:table-row table:style-name="ro1">
          <table:table-cell office:value-type="float" office:value="3.2054731" calcext:value-type="float">
            <text:p>3,2054731</text:p>
          </table:table-cell>
          <table:table-cell office:value-type="float" office:value="16.0286092" calcext:value-type="float">
            <text:p>16,0286092</text:p>
          </table:table-cell>
        </table:table-row>
        <table:table-row table:style-name="ro1">
          <table:table-cell office:value-type="float" office:value="3.2556609" calcext:value-type="float">
            <text:p>3,2556609</text:p>
          </table:table-cell>
          <table:table-cell office:value-type="float" office:value="15.6818682" calcext:value-type="float">
            <text:p>15,6818682</text:p>
          </table:table-cell>
        </table:table-row>
        <table:table-row table:style-name="ro1">
          <table:table-cell office:value-type="float" office:value="5.4984218" calcext:value-type="float">
            <text:p>5,4984218</text:p>
          </table:table-cell>
          <table:table-cell office:value-type="float" office:value="15.8238786" calcext:value-type="float">
            <text:p>15,8238786</text:p>
          </table:table-cell>
        </table:table-row>
        <table:table-row table:style-name="ro1">
          <table:table-cell office:value-type="float" office:value="5.1725246" calcext:value-type="float">
            <text:p>5,1725246</text:p>
          </table:table-cell>
          <table:table-cell office:value-type="float" office:value="7.5904782" calcext:value-type="float">
            <text:p>7,5904782</text:p>
          </table:table-cell>
        </table:table-row>
        <table:table-row table:style-name="ro1">
          <table:table-cell office:value-type="float" office:value="4.7224314" calcext:value-type="float">
            <text:p>4,7224314</text:p>
          </table:table-cell>
          <table:table-cell office:value-type="float" office:value="6.5270494" calcext:value-type="float">
            <text:p>6,5270494</text:p>
          </table:table-cell>
        </table:table-row>
        <table:table-row table:style-name="ro1">
          <table:table-cell office:value-type="float" office:value="2.269239" calcext:value-type="float">
            <text:p>2,269239</text:p>
          </table:table-cell>
          <table:table-cell office:value-type="float" office:value="15.9469342" calcext:value-type="float">
            <text:p>15,9469342</text:p>
          </table:table-cell>
        </table:table-row>
        <table:table-row table:style-name="ro1">
          <table:table-cell office:value-type="float" office:value="3.2868752" calcext:value-type="float">
            <text:p>3,2868752</text:p>
          </table:table-cell>
          <table:table-cell office:value-type="float" office:value="16.5120378" calcext:value-type="float">
            <text:p>16,5120378</text:p>
          </table:table-cell>
        </table:table-row>
        <table:table-row table:style-name="ro1">
          <table:table-cell office:value-type="float" office:value="2.5058266" calcext:value-type="float">
            <text:p>2,5058266</text:p>
          </table:table-cell>
          <table:table-cell office:value-type="float" office:value="15.3483086" calcext:value-type="float">
            <text:p>15,3483086</text:p>
          </table:table-cell>
        </table:table-row>
        <table:table-row table:style-name="ro1">
          <table:table-cell office:value-type="float" office:value="3.5969981" calcext:value-type="float">
            <text:p>3,5969981</text:p>
          </table:table-cell>
          <table:table-cell office:value-type="float" office:value="16.4526634" calcext:value-type="float">
            <text:p>16,4526634</text:p>
          </table:table-cell>
        </table:table-row>
        <table:table-row table:style-name="ro1">
          <table:table-cell office:value-type="float" office:value="3.2359675" calcext:value-type="float">
            <text:p>3,2359675</text:p>
          </table:table-cell>
          <table:table-cell office:value-type="float" office:value="16.8235427" calcext:value-type="float">
            <text:p>16,8235427</text:p>
          </table:table-cell>
        </table:table-row>
        <table:table-row table:style-name="ro1">
          <table:table-cell office:value-type="float" office:value="5.7108342" calcext:value-type="float">
            <text:p>5,7108342</text:p>
          </table:table-cell>
          <table:table-cell office:value-type="float" office:value="6.6685641" calcext:value-type="float">
            <text:p>6,6685641</text:p>
          </table:table-cell>
        </table:table-row>
        <table:table-row table:style-name="ro1">
          <table:table-cell office:value-type="float" office:value="7.1440045" calcext:value-type="float">
            <text:p>7,1440045</text:p>
          </table:table-cell>
          <table:table-cell office:value-type="float" office:value="7.4154301" calcext:value-type="float">
            <text:p>7,4154301</text:p>
          </table:table-cell>
        </table:table-row>
        <table:table-row table:style-name="ro1">
          <table:table-cell office:value-type="float" office:value="5.1200378" calcext:value-type="float">
            <text:p>5,1200378</text:p>
          </table:table-cell>
          <table:table-cell office:value-type="float" office:value="6.7392228" calcext:value-type="float">
            <text:p>6,7392228</text:p>
          </table:table-cell>
        </table:table-row>
        <table:table-row table:style-name="ro1">
          <table:table-cell office:value-type="float" office:value="5.430726" calcext:value-type="float">
            <text:p>5,430726</text:p>
          </table:table-cell>
          <table:table-cell office:value-type="float" office:value="6.7589172" calcext:value-type="float">
            <text:p>6,7589172</text:p>
          </table:table-cell>
        </table:table-row>
        <table:table-row table:style-name="ro1">
          <table:table-cell office:value-type="float" office:value="6.324642" calcext:value-type="float">
            <text:p>6,324642</text:p>
          </table:table-cell>
          <table:table-cell office:value-type="float" office:value="7.391113" calcext:value-type="float">
            <text:p>7,391113</text:p>
          </table:table-cell>
        </table:table-row>
        <table:table-row table:style-name="ro1">
          <table:table-cell office:value-type="float" office:value="8.0204315" calcext:value-type="float">
            <text:p>8,0204315</text:p>
          </table:table-cell>
          <table:table-cell office:value-type="float" office:value="7.0248549" calcext:value-type="float">
            <text:p>7,0248549</text:p>
          </table:table-cell>
        </table:table-row>
        <table:table-row table:style-name="ro1">
          <table:table-cell office:value-type="float" office:value="4.8486647" calcext:value-type="float">
            <text:p>4,8486647</text:p>
          </table:table-cell>
          <table:table-cell office:value-type="float" office:value="7.073607" calcext:value-type="float">
            <text:p>7,073607</text:p>
          </table:table-cell>
        </table:table-row>
        <table:table-row table:style-name="ro1">
          <table:table-cell office:value-type="float" office:value="4.5083174" calcext:value-type="float">
            <text:p>4,5083174</text:p>
          </table:table-cell>
          <table:table-cell office:value-type="float" office:value="7.3867856" calcext:value-type="float">
            <text:p>7,3867856</text:p>
          </table:table-cell>
        </table:table-row>
        <table:table-row table:style-name="ro1">
          <table:table-cell office:value-type="float" office:value="4.440825" calcext:value-type="float">
            <text:p>4,440825</text:p>
          </table:table-cell>
          <table:table-cell office:value-type="float" office:value="7.6669217" calcext:value-type="float">
            <text:p>7,6669217</text:p>
          </table:table-cell>
        </table:table-row>
        <table:table-row table:style-name="ro1">
          <table:table-cell office:value-type="float" office:value="1.1586786" calcext:value-type="float">
            <text:p>1,1586786</text:p>
          </table:table-cell>
          <table:table-cell office:value-type="float" office:value="16.5457924" calcext:value-type="float">
            <text:p>16,5457924</text:p>
          </table:table-cell>
        </table:table-row>
        <table:table-row table:style-name="ro1">
          <table:table-cell office:value-type="float" office:value="7.0936766" calcext:value-type="float">
            <text:p>7,0936766</text:p>
          </table:table-cell>
          <table:table-cell office:value-type="float" office:value="7.2185575" calcext:value-type="float">
            <text:p>7,2185575</text:p>
          </table:table-cell>
        </table:table-row>
        <table:table-row table:style-name="ro1">
          <table:table-cell office:value-type="float" office:value="2.7251977" calcext:value-type="float">
            <text:p>2,7251977</text:p>
          </table:table-cell>
          <table:table-cell office:value-type="float" office:value="17.1895212" calcext:value-type="float">
            <text:p>17,1895212</text:p>
          </table:table-cell>
        </table:table-row>
        <table:table-row table:style-name="ro1">
          <table:table-cell office:value-type="float" office:value="5.8210544" calcext:value-type="float">
            <text:p>5,8210544</text:p>
          </table:table-cell>
          <table:table-cell office:value-type="float" office:value="6.6771377" calcext:value-type="float">
            <text:p>6,6771377</text:p>
          </table:table-cell>
        </table:table-row>
        <table:table-row table:style-name="ro1">
          <table:table-cell office:value-type="float" office:value="3.4775496" calcext:value-type="float">
            <text:p>3,4775496</text:p>
          </table:table-cell>
          <table:table-cell office:value-type="float" office:value="15.9903032" calcext:value-type="float">
            <text:p>15,9903032</text:p>
          </table:table-cell>
        </table:table-row>
        <table:table-row table:style-name="ro1">
          <table:table-cell office:value-type="float" office:value="3.2865636" calcext:value-type="float">
            <text:p>3,2865636</text:p>
          </table:table-cell>
          <table:table-cell office:value-type="float" office:value="16.3616946" calcext:value-type="float">
            <text:p>16,3616946</text:p>
          </table:table-cell>
        </table:table-row>
        <table:table-row table:style-name="ro1">
          <table:table-cell office:value-type="float" office:value="7.1517884" calcext:value-type="float">
            <text:p>7,1517884</text:p>
          </table:table-cell>
          <table:table-cell office:value-type="float" office:value="6.697856" calcext:value-type="float">
            <text:p>6,697856</text:p>
          </table:table-cell>
        </table:table-row>
        <table:table-row table:style-name="ro1">
          <table:table-cell office:value-type="float" office:value="4.8013987" calcext:value-type="float">
            <text:p>4,8013987</text:p>
          </table:table-cell>
          <table:table-cell office:value-type="float" office:value="7.2952178" calcext:value-type="float">
            <text:p>7,2952178</text:p>
          </table:table-cell>
        </table:table-row>
        <table:table-row table:style-name="ro1">
          <table:table-cell office:value-type="float" office:value="3.997224" calcext:value-type="float">
            <text:p>3,997224</text:p>
          </table:table-cell>
          <table:table-cell office:value-type="float" office:value="6.6205234" calcext:value-type="float">
            <text:p>6,6205234</text:p>
          </table:table-cell>
        </table:table-row>
        <table:table-row table:style-name="ro1">
          <table:table-cell office:value-type="float" office:value="3.9932449" calcext:value-type="float">
            <text:p>3,9932449</text:p>
          </table:table-cell>
          <table:table-cell office:value-type="float" office:value="7.2347559" calcext:value-type="float">
            <text:p>7,2347559</text:p>
          </table:table-cell>
        </table:table-row>
        <table:table-row table:style-name="ro1">
          <table:table-cell office:value-type="float" office:value="5.860528" calcext:value-type="float">
            <text:p>5,860528</text:p>
          </table:table-cell>
          <table:table-cell office:value-type="float" office:value="6.700751" calcext:value-type="float">
            <text:p>6,700751</text:p>
          </table:table-cell>
        </table:table-row>
        <table:table-row table:style-name="ro1">
          <table:table-cell office:value-type="float" office:value="5.9189957" calcext:value-type="float">
            <text:p>5,9189957</text:p>
          </table:table-cell>
          <table:table-cell office:value-type="float" office:value="6.6273043" calcext:value-type="float">
            <text:p>6,6273043</text:p>
          </table:table-cell>
        </table:table-row>
        <table:table-row table:style-name="ro1">
          <table:table-cell office:value-type="float" office:value="6.0529502" calcext:value-type="float">
            <text:p>6,0529502</text:p>
          </table:table-cell>
          <table:table-cell office:value-type="float" office:value="6.8262121" calcext:value-type="float">
            <text:p>6,8262121</text:p>
          </table:table-cell>
        </table:table-row>
        <table:table-row table:style-name="ro1">
          <table:table-cell office:value-type="float" office:value="4.8668772" calcext:value-type="float">
            <text:p>4,8668772</text:p>
          </table:table-cell>
          <table:table-cell office:value-type="float" office:value="7.0105408" calcext:value-type="float">
            <text:p>7,0105408</text:p>
          </table:table-cell>
        </table:table-row>
        <table:table-row table:style-name="ro1">
          <table:table-cell office:value-type="float" office:value="3.2838149" calcext:value-type="float">
            <text:p>3,2838149</text:p>
          </table:table-cell>
          <table:table-cell office:value-type="float" office:value="7.2736342" calcext:value-type="float">
            <text:p>7,2736342</text:p>
          </table:table-cell>
        </table:table-row>
        <table:table-row table:style-name="ro1">
          <table:table-cell office:value-type="float" office:value="5.2568941" calcext:value-type="float">
            <text:p>5,2568941</text:p>
          </table:table-cell>
          <table:table-cell office:value-type="float" office:value="6.5210998" calcext:value-type="float">
            <text:p>6,5210998</text:p>
          </table:table-cell>
        </table:table-row>
        <table:table-row table:style-name="ro1">
          <table:table-cell office:value-type="float" office:value="6.0090381" calcext:value-type="float">
            <text:p>6,0090381</text:p>
          </table:table-cell>
          <table:table-cell office:value-type="float" office:value="6.1677183" calcext:value-type="float">
            <text:p>6,1677183</text:p>
          </table:table-cell>
        </table:table-row>
        <table:table-row table:style-name="ro1">
          <table:table-cell office:value-type="float" office:value="5.8411925" calcext:value-type="float">
            <text:p>5,8411925</text:p>
          </table:table-cell>
          <table:table-cell office:value-type="float" office:value="6.5326012" calcext:value-type="float">
            <text:p>6,5326012</text:p>
          </table:table-cell>
        </table:table-row>
        <table:table-row table:style-name="ro1">
          <table:table-cell office:value-type="float" office:value="5.0361291" calcext:value-type="float">
            <text:p>5,0361291</text:p>
          </table:table-cell>
          <table:table-cell office:value-type="float" office:value="7.3877081" calcext:value-type="float">
            <text:p>7,3877081</text:p>
          </table:table-cell>
        </table:table-row>
        <table:table-row table:style-name="ro1">
          <table:table-cell office:value-type="float" office:value="2.543848" calcext:value-type="float">
            <text:p>2,543848</text:p>
          </table:table-cell>
          <table:table-cell office:value-type="float" office:value="15.5925574" calcext:value-type="float">
            <text:p>15,5925574</text:p>
          </table:table-cell>
        </table:table-row>
        <table:table-row table:style-name="ro1">
          <table:table-cell office:value-type="float" office:value="7.4626877" calcext:value-type="float">
            <text:p>7,4626877</text:p>
          </table:table-cell>
          <table:table-cell office:value-type="float" office:value="6.6467635" calcext:value-type="float">
            <text:p>6,6467635</text:p>
          </table:table-cell>
        </table:table-row>
        <table:table-row table:style-name="ro1">
          <table:table-cell office:value-type="float" office:value="7.287666" calcext:value-type="float">
            <text:p>7,287666</text:p>
          </table:table-cell>
          <table:table-cell office:value-type="float" office:value="7.2559258" calcext:value-type="float">
            <text:p>7,2559258</text:p>
          </table:table-cell>
        </table:table-row>
        <table:table-row table:style-name="ro1">
          <table:table-cell office:value-type="float" office:value="4.5185443" calcext:value-type="float">
            <text:p>4,5185443</text:p>
          </table:table-cell>
          <table:table-cell office:value-type="float" office:value="16.4625071" calcext:value-type="float">
            <text:p>16,4625071</text:p>
          </table:table-cell>
        </table:table-row>
        <table:table-row table:style-name="ro1">
          <table:table-cell office:value-type="float" office:value="4.0164407" calcext:value-type="float">
            <text:p>4,0164407</text:p>
          </table:table-cell>
          <table:table-cell office:value-type="float" office:value="7.7688642" calcext:value-type="float">
            <text:p>7,7688642</text:p>
          </table:table-cell>
        </table:table-row>
        <table:table-row table:style-name="ro1">
          <table:table-cell office:value-type="float" office:value="2.089407" calcext:value-type="float">
            <text:p>2,089407</text:p>
          </table:table-cell>
          <table:table-cell office:value-type="float" office:value="16.0583211" calcext:value-type="float">
            <text:p>16,0583211</text:p>
          </table:table-cell>
        </table:table-row>
        <table:table-row table:style-name="ro1">
          <table:table-cell office:value-type="float" office:value="5.7806753" calcext:value-type="float">
            <text:p>5,7806753</text:p>
          </table:table-cell>
          <table:table-cell office:value-type="float" office:value="7.0666221" calcext:value-type="float">
            <text:p>7,0666221</text:p>
          </table:table-cell>
        </table:table-row>
        <table:table-row table:style-name="ro1">
          <table:table-cell office:value-type="float" office:value="5.0535234" calcext:value-type="float">
            <text:p>5,0535234</text:p>
          </table:table-cell>
          <table:table-cell office:value-type="float" office:value="7.3457791" calcext:value-type="float">
            <text:p>7,3457791</text:p>
          </table:table-cell>
        </table:table-row>
        <table:table-row table:style-name="ro1">
          <table:table-cell office:value-type="float" office:value="4.3004688" calcext:value-type="float">
            <text:p>4,3004688</text:p>
          </table:table-cell>
          <table:table-cell office:value-type="float" office:value="16.020383" calcext:value-type="float">
            <text:p>16,020383</text:p>
          </table:table-cell>
        </table:table-row>
        <table:table-row table:style-name="ro1">
          <table:table-cell office:value-type="float" office:value="2.9329712" calcext:value-type="float">
            <text:p>2,9329712</text:p>
          </table:table-cell>
          <table:table-cell office:value-type="float" office:value="16.2960101" calcext:value-type="float">
            <text:p>16,2960101</text:p>
          </table:table-cell>
        </table:table-row>
        <table:table-row table:style-name="ro1">
          <table:table-cell office:value-type="float" office:value="3.7251635" calcext:value-type="float">
            <text:p>3,7251635</text:p>
          </table:table-cell>
          <table:table-cell office:value-type="float" office:value="7.6590574" calcext:value-type="float">
            <text:p>7,6590574</text:p>
          </table:table-cell>
        </table:table-row>
        <table:table-row table:style-name="ro1">
          <table:table-cell office:value-type="float" office:value="5.98658" calcext:value-type="float">
            <text:p>5,98658</text:p>
          </table:table-cell>
          <table:table-cell office:value-type="float" office:value="7.0460403" calcext:value-type="float">
            <text:p>7,0460403</text:p>
          </table:table-cell>
        </table:table-row>
        <table:table-row table:style-name="ro1">
          <table:table-cell office:value-type="float" office:value="2.6670834" calcext:value-type="float">
            <text:p>2,6670834</text:p>
          </table:table-cell>
          <table:table-cell office:value-type="float" office:value="16.2713309" calcext:value-type="float">
            <text:p>16,2713309</text:p>
          </table:table-cell>
        </table:table-row>
        <table:table-row table:style-name="ro1">
          <table:table-cell office:value-type="float" office:value="4.0915686" calcext:value-type="float">
            <text:p>4,0915686</text:p>
          </table:table-cell>
          <table:table-cell office:value-type="float" office:value="17.1676759" calcext:value-type="float">
            <text:p>17,1676759</text:p>
          </table:table-cell>
        </table:table-row>
        <table:table-row table:style-name="ro1">
          <table:table-cell office:value-type="float" office:value="3.8545858" calcext:value-type="float">
            <text:p>3,8545858</text:p>
          </table:table-cell>
          <table:table-cell office:value-type="float" office:value="7.4846483" calcext:value-type="float">
            <text:p>7,4846483</text:p>
          </table:table-cell>
        </table:table-row>
        <table:table-row table:style-name="ro1">
          <table:table-cell office:value-type="float" office:value="7.0928667" calcext:value-type="float">
            <text:p>7,0928667</text:p>
          </table:table-cell>
          <table:table-cell office:value-type="float" office:value="7.3443509" calcext:value-type="float">
            <text:p>7,3443509</text:p>
          </table:table-cell>
        </table:table-row>
        <table:table-row table:style-name="ro1">
          <table:table-cell office:value-type="float" office:value="5.7801442" calcext:value-type="float">
            <text:p>5,7801442</text:p>
          </table:table-cell>
          <table:table-cell office:value-type="float" office:value="6.7653051" calcext:value-type="float">
            <text:p>6,7653051</text:p>
          </table:table-cell>
        </table:table-row>
        <table:table-row table:style-name="ro1">
          <table:table-cell office:value-type="float" office:value="3.4985802" calcext:value-type="float">
            <text:p>3,4985802</text:p>
          </table:table-cell>
          <table:table-cell office:value-type="float" office:value="16.1207047" calcext:value-type="float">
            <text:p>16,1207047</text:p>
          </table:table-cell>
        </table:table-row>
        <table:table-row table:style-name="ro1">
          <table:table-cell office:value-type="float" office:value="5.7851826" calcext:value-type="float">
            <text:p>5,7851826</text:p>
          </table:table-cell>
          <table:table-cell office:value-type="float" office:value="8.1603741" calcext:value-type="float">
            <text:p>8,1603741</text:p>
          </table:table-cell>
        </table:table-row>
        <table:table-row table:style-name="ro1">
          <table:table-cell office:value-type="float" office:value="4.3103524" calcext:value-type="float">
            <text:p>4,3103524</text:p>
          </table:table-cell>
          <table:table-cell office:value-type="float" office:value="17.2214245" calcext:value-type="float">
            <text:p>17,2214245</text:p>
          </table:table-cell>
        </table:table-row>
        <table:table-row table:style-name="ro1">
          <table:table-cell office:value-type="float" office:value="4.8780996" calcext:value-type="float">
            <text:p>4,8780996</text:p>
          </table:table-cell>
          <table:table-cell office:value-type="float" office:value="6.7795293" calcext:value-type="float">
            <text:p>6,7795293</text:p>
          </table:table-cell>
        </table:table-row>
        <table:table-row table:style-name="ro1">
          <table:table-cell office:value-type="float" office:value="6.9486225" calcext:value-type="float">
            <text:p>6,9486225</text:p>
          </table:table-cell>
          <table:table-cell office:value-type="float" office:value="7.2348974" calcext:value-type="float">
            <text:p>7,2348974</text:p>
          </table:table-cell>
        </table:table-row>
        <table:table-row table:style-name="ro1">
          <table:table-cell office:value-type="float" office:value="6.0235525" calcext:value-type="float">
            <text:p>6,0235525</text:p>
          </table:table-cell>
          <table:table-cell office:value-type="float" office:value="7.52902" calcext:value-type="float">
            <text:p>7,52902</text:p>
          </table:table-cell>
        </table:table-row>
        <table:table-row table:style-name="ro1">
          <table:table-cell office:value-type="float" office:value="0.5117829" calcext:value-type="float">
            <text:p>0,5117829</text:p>
          </table:table-cell>
          <table:table-cell office:value-type="float" office:value="16.6719724" calcext:value-type="float">
            <text:p>16,6719724</text:p>
          </table:table-cell>
        </table:table-row>
        <table:table-row table:style-name="ro1">
          <table:table-cell office:value-type="float" office:value="5.5556253" calcext:value-type="float">
            <text:p>5,5556253</text:p>
          </table:table-cell>
          <table:table-cell office:value-type="float" office:value="7.1173165" calcext:value-type="float">
            <text:p>7,1173165</text:p>
          </table:table-cell>
        </table:table-row>
        <table:table-row table:style-name="ro1">
          <table:table-cell office:value-type="float" office:value="3.1457089" calcext:value-type="float">
            <text:p>3,1457089</text:p>
          </table:table-cell>
          <table:table-cell office:value-type="float" office:value="16.7637336" calcext:value-type="float">
            <text:p>16,7637336</text:p>
          </table:table-cell>
        </table:table-row>
        <table:table-row table:style-name="ro1">
          <table:table-cell office:value-type="float" office:value="3.5909894" calcext:value-type="float">
            <text:p>3,5909894</text:p>
          </table:table-cell>
          <table:table-cell office:value-type="float" office:value="16.5816975" calcext:value-type="float">
            <text:p>16,5816975</text:p>
          </table:table-cell>
        </table:table-row>
        <table:table-row table:style-name="ro1">
          <table:table-cell office:value-type="float" office:value="5.2468582" calcext:value-type="float">
            <text:p>5,2468582</text:p>
          </table:table-cell>
          <table:table-cell office:value-type="float" office:value="6.3064202" calcext:value-type="float">
            <text:p>6,3064202</text:p>
          </table:table-cell>
        </table:table-row>
        <table:table-row table:style-name="ro1">
          <table:table-cell office:value-type="float" office:value="2.1784226" calcext:value-type="float">
            <text:p>2,1784226</text:p>
          </table:table-cell>
          <table:table-cell office:value-type="float" office:value="15.8057772" calcext:value-type="float">
            <text:p>15,8057772</text:p>
          </table:table-cell>
        </table:table-row>
        <table:table-row table:style-name="ro1">
          <table:table-cell office:value-type="float" office:value="4.2135969" calcext:value-type="float">
            <text:p>4,2135969</text:p>
          </table:table-cell>
          <table:table-cell office:value-type="float" office:value="15.6854885" calcext:value-type="float">
            <text:p>15,6854885</text:p>
          </table:table-cell>
        </table:table-row>
        <table:table-row table:style-name="ro1">
          <table:table-cell office:value-type="float" office:value="8.2317296" calcext:value-type="float">
            <text:p>8,2317296</text:p>
          </table:table-cell>
          <table:table-cell office:value-type="float" office:value="7.1428217" calcext:value-type="float">
            <text:p>7,1428217</text:p>
          </table:table-cell>
        </table:table-row>
        <table:table-row table:style-name="ro1">
          <table:table-cell office:value-type="float" office:value="3.6232932" calcext:value-type="float">
            <text:p>3,6232932</text:p>
          </table:table-cell>
          <table:table-cell office:value-type="float" office:value="16.1643441" calcext:value-type="float">
            <text:p>16,1643441</text:p>
          </table:table-cell>
        </table:table-row>
        <table:table-row table:style-name="ro1">
          <table:table-cell office:value-type="float" office:value="5.2472593" calcext:value-type="float">
            <text:p>5,2472593</text:p>
          </table:table-cell>
          <table:table-cell office:value-type="float" office:value="7.3465687" calcext:value-type="float">
            <text:p>7,3465687</text:p>
          </table:table-cell>
        </table:table-row>
        <table:table-row table:style-name="ro1">
          <table:table-cell office:value-type="float" office:value="5.0991504" calcext:value-type="float">
            <text:p>5,0991504</text:p>
          </table:table-cell>
          <table:table-cell office:value-type="float" office:value="6.4184843" calcext:value-type="float">
            <text:p>6,4184843</text:p>
          </table:table-cell>
        </table:table-row>
        <table:table-row table:style-name="ro1">
          <table:table-cell office:value-type="float" office:value="6.6632563" calcext:value-type="float">
            <text:p>6,6632563</text:p>
          </table:table-cell>
          <table:table-cell office:value-type="float" office:value="7.1942753" calcext:value-type="float">
            <text:p>7,1942753</text:p>
          </table:table-cell>
        </table:table-row>
        <table:table-row table:style-name="ro1">
          <table:table-cell office:value-type="float" office:value="5.3045863" calcext:value-type="float">
            <text:p>5,3045863</text:p>
          </table:table-cell>
          <table:table-cell office:value-type="float" office:value="6.2664439" calcext:value-type="float">
            <text:p>6,2664439</text:p>
          </table:table-cell>
        </table:table-row>
        <table:table-row table:style-name="ro1">
          <table:table-cell office:value-type="float" office:value="6.8764267" calcext:value-type="float">
            <text:p>6,8764267</text:p>
          </table:table-cell>
          <table:table-cell office:value-type="float" office:value="6.5913815" calcext:value-type="float">
            <text:p>6,5913815</text:p>
          </table:table-cell>
        </table:table-row>
        <table:table-row table:style-name="ro1">
          <table:table-cell office:value-type="float" office:value="3.8554159" calcext:value-type="float">
            <text:p>3,8554159</text:p>
          </table:table-cell>
          <table:table-cell office:value-type="float" office:value="15.3035038" calcext:value-type="float">
            <text:p>15,3035038</text:p>
          </table:table-cell>
        </table:table-row>
        <table:table-row table:style-name="ro1">
          <table:table-cell office:value-type="float" office:value="4.3306171" calcext:value-type="float">
            <text:p>4,3306171</text:p>
          </table:table-cell>
          <table:table-cell office:value-type="float" office:value="15.8651067" calcext:value-type="float">
            <text:p>15,8651067</text:p>
          </table:table-cell>
        </table:table-row>
        <table:table-row table:style-name="ro1">
          <table:table-cell office:value-type="float" office:value="7.1626053" calcext:value-type="float">
            <text:p>7,1626053</text:p>
          </table:table-cell>
          <table:table-cell office:value-type="float" office:value="7.4229753" calcext:value-type="float">
            <text:p>7,4229753</text:p>
          </table:table-cell>
        </table:table-row>
        <table:table-row table:style-name="ro1">
          <table:table-cell office:value-type="float" office:value="4.3744205" calcext:value-type="float">
            <text:p>4,3744205</text:p>
          </table:table-cell>
          <table:table-cell office:value-type="float" office:value="16.4716028" calcext:value-type="float">
            <text:p>16,4716028</text:p>
          </table:table-cell>
        </table:table-row>
        <table:table-row table:style-name="ro1">
          <table:table-cell office:value-type="float" office:value="3.6541041" calcext:value-type="float">
            <text:p>3,6541041</text:p>
          </table:table-cell>
          <table:table-cell office:value-type="float" office:value="16.3798093" calcext:value-type="float">
            <text:p>16,3798093</text:p>
          </table:table-cell>
        </table:table-row>
        <table:table-row table:style-name="ro1">
          <table:table-cell office:value-type="float" office:value="2.3575254" calcext:value-type="float">
            <text:p>2,3575254</text:p>
          </table:table-cell>
          <table:table-cell office:value-type="float" office:value="16.6399522" calcext:value-type="float">
            <text:p>16,6399522</text:p>
          </table:table-cell>
        </table:table-row>
        <table:table-row table:style-name="ro1">
          <table:table-cell office:value-type="float" office:value="5.5733796" calcext:value-type="float">
            <text:p>5,5733796</text:p>
          </table:table-cell>
          <table:table-cell office:value-type="float" office:value="6.5488142" calcext:value-type="float">
            <text:p>6,5488142</text:p>
          </table:table-cell>
        </table:table-row>
        <table:table-row table:style-name="ro1">
          <table:table-cell office:value-type="float" office:value="4.0071329" calcext:value-type="float">
            <text:p>4,0071329</text:p>
          </table:table-cell>
          <table:table-cell office:value-type="float" office:value="16.1895623" calcext:value-type="float">
            <text:p>16,1895623</text:p>
          </table:table-cell>
        </table:table-row>
        <table:table-row table:style-name="ro1">
          <table:table-cell office:value-type="float" office:value="6.8050233" calcext:value-type="float">
            <text:p>6,8050233</text:p>
          </table:table-cell>
          <table:table-cell office:value-type="float" office:value="6.7563485" calcext:value-type="float">
            <text:p>6,7563485</text:p>
          </table:table-cell>
        </table:table-row>
        <table:table-row table:style-name="ro1">
          <table:table-cell office:value-type="float" office:value="4.4936435" calcext:value-type="float">
            <text:p>4,4936435</text:p>
          </table:table-cell>
          <table:table-cell office:value-type="float" office:value="17.1607584" calcext:value-type="float">
            <text:p>17,1607584</text:p>
          </table:table-cell>
        </table:table-row>
        <table:table-row table:style-name="ro1">
          <table:table-cell office:value-type="float" office:value="6.2060235" calcext:value-type="float">
            <text:p>6,2060235</text:p>
          </table:table-cell>
          <table:table-cell office:value-type="float" office:value="6.4907852" calcext:value-type="float">
            <text:p>6,4907852</text:p>
          </table:table-cell>
        </table:table-row>
        <table:table-row table:style-name="ro1">
          <table:table-cell office:value-type="float" office:value="2.4616239" calcext:value-type="float">
            <text:p>2,4616239</text:p>
          </table:table-cell>
          <table:table-cell office:value-type="float" office:value="16.8270179" calcext:value-type="float">
            <text:p>16,8270179</text:p>
          </table:table-cell>
        </table:table-row>
        <table:table-row table:style-name="ro1">
          <table:table-cell office:value-type="float" office:value="4.534796" calcext:value-type="float">
            <text:p>4,534796</text:p>
          </table:table-cell>
          <table:table-cell office:value-type="float" office:value="6.1342579" calcext:value-type="float">
            <text:p>6,1342579</text:p>
          </table:table-cell>
        </table:table-row>
        <table:table-row table:style-name="ro1">
          <table:table-cell office:value-type="float" office:value="4.5332037" calcext:value-type="float">
            <text:p>4,5332037</text:p>
          </table:table-cell>
          <table:table-cell office:value-type="float" office:value="16.4859801" calcext:value-type="float">
            <text:p>16,4859801</text:p>
          </table:table-cell>
        </table:table-row>
        <table:table-row table:style-name="ro1">
          <table:table-cell office:value-type="float" office:value="6.8200808" calcext:value-type="float">
            <text:p>6,8200808</text:p>
          </table:table-cell>
          <table:table-cell office:value-type="float" office:value="7.2712168" calcext:value-type="float">
            <text:p>7,2712168</text:p>
          </table:table-cell>
        </table:table-row>
        <table:table-row table:style-name="ro1">
          <table:table-cell office:value-type="float" office:value="5.7483074" calcext:value-type="float">
            <text:p>5,7483074</text:p>
          </table:table-cell>
          <table:table-cell office:value-type="float" office:value="7.0981684" calcext:value-type="float">
            <text:p>7,0981684</text:p>
          </table:table-cell>
        </table:table-row>
        <table:table-row table:style-name="ro1">
          <table:table-cell office:value-type="float" office:value="5.0796242" calcext:value-type="float">
            <text:p>5,0796242</text:p>
          </table:table-cell>
          <table:table-cell office:value-type="float" office:value="6.1578478" calcext:value-type="float">
            <text:p>6,1578478</text:p>
          </table:table-cell>
        </table:table-row>
        <table:table-row table:style-name="ro1">
          <table:table-cell office:value-type="float" office:value="2.7548774" calcext:value-type="float">
            <text:p>2,7548774</text:p>
          </table:table-cell>
          <table:table-cell office:value-type="float" office:value="16.7726195" calcext:value-type="float">
            <text:p>16,7726195</text:p>
          </table:table-cell>
        </table:table-row>
        <table:table-row table:style-name="ro1">
          <table:table-cell office:value-type="float" office:value="4.7900088" calcext:value-type="float">
            <text:p>4,7900088</text:p>
          </table:table-cell>
          <table:table-cell office:value-type="float" office:value="6.0507362" calcext:value-type="float">
            <text:p>6,0507362</text:p>
          </table:table-cell>
        </table:table-row>
        <table:table-row table:style-name="ro1">
          <table:table-cell office:value-type="float" office:value="2.0777061" calcext:value-type="float">
            <text:p>2,0777061</text:p>
          </table:table-cell>
          <table:table-cell office:value-type="float" office:value="16.456284" calcext:value-type="float">
            <text:p>16,456284</text:p>
          </table:table-cell>
        </table:table-row>
        <table:table-row table:style-name="ro1">
          <table:table-cell office:value-type="float" office:value="7.1693398" calcext:value-type="float">
            <text:p>7,1693398</text:p>
          </table:table-cell>
          <table:table-cell office:value-type="float" office:value="6.3557298" calcext:value-type="float">
            <text:p>6,3557298</text:p>
          </table:table-cell>
        </table:table-row>
        <table:table-row table:style-name="ro1">
          <table:table-cell office:value-type="float" office:value="4.8585414" calcext:value-type="float">
            <text:p>4,8585414</text:p>
          </table:table-cell>
          <table:table-cell office:value-type="float" office:value="16.2704102" calcext:value-type="float">
            <text:p>16,2704102</text:p>
          </table:table-cell>
        </table:table-row>
        <table:table-row table:style-name="ro1">
          <table:table-cell office:value-type="float" office:value="5.8420844" calcext:value-type="float">
            <text:p>5,8420844</text:p>
          </table:table-cell>
          <table:table-cell office:value-type="float" office:value="6.5342823" calcext:value-type="float">
            <text:p>6,5342823</text:p>
          </table:table-cell>
        </table:table-row>
        <table:table-row table:style-name="ro1">
          <table:table-cell office:value-type="float" office:value="3.4435388" calcext:value-type="float">
            <text:p>3,4435388</text:p>
          </table:table-cell>
          <table:table-cell office:value-type="float" office:value="6.1127361" calcext:value-type="float">
            <text:p>6,1127361</text:p>
          </table:table-cell>
        </table:table-row>
        <table:table-row table:style-name="ro1">
          <table:table-cell office:value-type="float" office:value="6.8217179" calcext:value-type="float">
            <text:p>6,8217179</text:p>
          </table:table-cell>
          <table:table-cell office:value-type="float" office:value="7.3873779" calcext:value-type="float">
            <text:p>7,3873779</text:p>
          </table:table-cell>
        </table:table-row>
        <table:table-row table:style-name="ro1">
          <table:table-cell office:value-type="float" office:value="4.9348701" calcext:value-type="float">
            <text:p>4,9348701</text:p>
          </table:table-cell>
          <table:table-cell office:value-type="float" office:value="6.8553274" calcext:value-type="float">
            <text:p>6,8553274</text:p>
          </table:table-cell>
        </table:table-row>
        <table:table-row table:style-name="ro1">
          <table:table-cell office:value-type="float" office:value="5.5442471" calcext:value-type="float">
            <text:p>5,5442471</text:p>
          </table:table-cell>
          <table:table-cell office:value-type="float" office:value="7.2850465" calcext:value-type="float">
            <text:p>7,2850465</text:p>
          </table:table-cell>
        </table:table-row>
        <table:table-row table:style-name="ro1">
          <table:table-cell office:value-type="float" office:value="6.3119661" calcext:value-type="float">
            <text:p>6,3119661</text:p>
          </table:table-cell>
          <table:table-cell office:value-type="float" office:value="6.42402" calcext:value-type="float">
            <text:p>6,42402</text:p>
          </table:table-cell>
        </table:table-row>
        <table:table-row table:style-name="ro1">
          <table:table-cell office:value-type="float" office:value="5.443951" calcext:value-type="float">
            <text:p>5,443951</text:p>
          </table:table-cell>
          <table:table-cell office:value-type="float" office:value="6.4082072" calcext:value-type="float">
            <text:p>6,4082072</text:p>
          </table:table-cell>
        </table:table-row>
        <table:table-row table:style-name="ro1">
          <table:table-cell office:value-type="float" office:value="5.2861274" calcext:value-type="float">
            <text:p>5,2861274</text:p>
          </table:table-cell>
          <table:table-cell office:value-type="float" office:value="7.6703526" calcext:value-type="float">
            <text:p>7,6703526</text:p>
          </table:table-cell>
        </table:table-row>
        <table:table-row table:style-name="ro1">
          <table:table-cell office:value-type="float" office:value="5.8314916" calcext:value-type="float">
            <text:p>5,8314916</text:p>
          </table:table-cell>
          <table:table-cell office:value-type="float" office:value="6.5592204" calcext:value-type="float">
            <text:p>6,5592204</text:p>
          </table:table-cell>
        </table:table-row>
        <table:table-row table:style-name="ro1">
          <table:table-cell office:value-type="float" office:value="4.9272667" calcext:value-type="float">
            <text:p>4,9272667</text:p>
          </table:table-cell>
          <table:table-cell office:value-type="float" office:value="7.8201964" calcext:value-type="float">
            <text:p>7,8201964</text:p>
          </table:table-cell>
        </table:table-row>
        <table:table-row table:style-name="ro1">
          <table:table-cell office:value-type="float" office:value="7.7380712" calcext:value-type="float">
            <text:p>7,7380712</text:p>
          </table:table-cell>
          <table:table-cell office:value-type="float" office:value="6.5108154" calcext:value-type="float">
            <text:p>6,5108154</text:p>
          </table:table-cell>
        </table:table-row>
        <table:table-row table:style-name="ro1">
          <table:table-cell office:value-type="float" office:value="2.7681372" calcext:value-type="float">
            <text:p>2,7681372</text:p>
          </table:table-cell>
          <table:table-cell office:value-type="float" office:value="15.9003132" calcext:value-type="float">
            <text:p>15,9003132</text:p>
          </table:table-cell>
        </table:table-row>
        <table:table-row table:style-name="ro1">
          <table:table-cell office:value-type="float" office:value="6.9403" calcext:value-type="float">
            <text:p>6,9403</text:p>
          </table:table-cell>
          <table:table-cell office:value-type="float" office:value="7.0462766" calcext:value-type="float">
            <text:p>7,0462766</text:p>
          </table:table-cell>
        </table:table-row>
        <table:table-row table:style-name="ro1">
          <table:table-cell office:value-type="float" office:value="2.8842196" calcext:value-type="float">
            <text:p>2,8842196</text:p>
          </table:table-cell>
          <table:table-cell office:value-type="float" office:value="16.8280068" calcext:value-type="float">
            <text:p>16,8280068</text:p>
          </table:table-cell>
        </table:table-row>
        <table:table-row table:style-name="ro1">
          <table:table-cell office:value-type="float" office:value="4.2274867" calcext:value-type="float">
            <text:p>4,2274867</text:p>
          </table:table-cell>
          <table:table-cell office:value-type="float" office:value="16.453229" calcext:value-type="float">
            <text:p>16,453229</text:p>
          </table:table-cell>
        </table:table-row>
        <table:table-row table:style-name="ro1">
          <table:table-cell office:value-type="float" office:value="5.9511255" calcext:value-type="float">
            <text:p>5,9511255</text:p>
          </table:table-cell>
          <table:table-cell office:value-type="float" office:value="5.6516412" calcext:value-type="float">
            <text:p>5,6516412</text:p>
          </table:table-cell>
        </table:table-row>
        <table:table-row table:style-name="ro1">
          <table:table-cell office:value-type="float" office:value="3.3250806" calcext:value-type="float">
            <text:p>3,3250806</text:p>
          </table:table-cell>
          <table:table-cell office:value-type="float" office:value="16.7088244" calcext:value-type="float">
            <text:p>16,7088244</text:p>
          </table:table-cell>
        </table:table-row>
        <table:table-row table:style-name="ro1">
          <table:table-cell office:value-type="float" office:value="5.2805195" calcext:value-type="float">
            <text:p>5,2805195</text:p>
          </table:table-cell>
          <table:table-cell office:value-type="float" office:value="6.7950621" calcext:value-type="float">
            <text:p>6,7950621</text:p>
          </table:table-cell>
        </table:table-row>
        <table:table-row table:style-name="ro1">
          <table:table-cell office:value-type="float" office:value="3.6721031" calcext:value-type="float">
            <text:p>3,6721031</text:p>
          </table:table-cell>
          <table:table-cell office:value-type="float" office:value="15.8053745" calcext:value-type="float">
            <text:p>15,8053745</text:p>
          </table:table-cell>
        </table:table-row>
        <table:table-row table:style-name="ro1">
          <table:table-cell office:value-type="float" office:value="6.1519844" calcext:value-type="float">
            <text:p>6,1519844</text:p>
          </table:table-cell>
          <table:table-cell office:value-type="float" office:value="6.7497227" calcext:value-type="float">
            <text:p>6,7497227</text:p>
          </table:table-cell>
        </table:table-row>
        <table:table-row table:style-name="ro1">
          <table:table-cell office:value-type="float" office:value="4.4910694" calcext:value-type="float">
            <text:p>4,4910694</text:p>
          </table:table-cell>
          <table:table-cell office:value-type="float" office:value="7.5578888" calcext:value-type="float">
            <text:p>7,5578888</text:p>
          </table:table-cell>
        </table:table-row>
        <table:table-row table:style-name="ro1">
          <table:table-cell office:value-type="float" office:value="5.3968677" calcext:value-type="float">
            <text:p>5,3968677</text:p>
          </table:table-cell>
          <table:table-cell office:value-type="float" office:value="6.9113802" calcext:value-type="float">
            <text:p>6,9113802</text:p>
          </table:table-cell>
        </table:table-row>
        <table:table-row table:style-name="ro1">
          <table:table-cell office:value-type="float" office:value="2.8907989" calcext:value-type="float">
            <text:p>2,8907989</text:p>
          </table:table-cell>
          <table:table-cell office:value-type="float" office:value="17.0707003" calcext:value-type="float">
            <text:p>17,0707003</text:p>
          </table:table-cell>
        </table:table-row>
        <table:table-row table:style-name="ro1">
          <table:table-cell office:value-type="float" office:value="1.927508" calcext:value-type="float">
            <text:p>1,927508</text:p>
          </table:table-cell>
          <table:table-cell office:value-type="float" office:value="15.8959382" calcext:value-type="float">
            <text:p>15,8959382</text:p>
          </table:table-cell>
        </table:table-row>
        <table:table-row table:style-name="ro1">
          <table:table-cell office:value-type="float" office:value="6.0477918" calcext:value-type="float">
            <text:p>6,0477918</text:p>
          </table:table-cell>
          <table:table-cell office:value-type="float" office:value="6.6321389" calcext:value-type="float">
            <text:p>6,6321389</text:p>
          </table:table-cell>
        </table:table-row>
        <table:table-row table:style-name="ro1">
          <table:table-cell office:value-type="float" office:value="6.2393628" calcext:value-type="float">
            <text:p>6,2393628</text:p>
          </table:table-cell>
          <table:table-cell office:value-type="float" office:value="7.9156668" calcext:value-type="float">
            <text:p>7,9156668</text:p>
          </table:table-cell>
        </table:table-row>
        <table:table-row table:style-name="ro1">
          <table:table-cell office:value-type="float" office:value="3.1743683" calcext:value-type="float">
            <text:p>3,1743683</text:p>
          </table:table-cell>
          <table:table-cell office:value-type="float" office:value="15.5865809" calcext:value-type="float">
            <text:p>15,5865809</text:p>
          </table:table-cell>
        </table:table-row>
        <table:table-row table:style-name="ro1">
          <table:table-cell office:value-type="float" office:value="6.6727018" calcext:value-type="float">
            <text:p>6,6727018</text:p>
          </table:table-cell>
          <table:table-cell office:value-type="float" office:value="6.234391" calcext:value-type="float">
            <text:p>6,234391</text:p>
          </table:table-cell>
        </table:table-row>
        <table:table-row table:style-name="ro1">
          <table:table-cell office:value-type="float" office:value="6.8028455" calcext:value-type="float">
            <text:p>6,8028455</text:p>
          </table:table-cell>
          <table:table-cell office:value-type="float" office:value="6.5212174" calcext:value-type="float">
            <text:p>6,5212174</text:p>
          </table:table-cell>
        </table:table-row>
        <table:table-row table:style-name="ro1">
          <table:table-cell office:value-type="float" office:value="5.14238" calcext:value-type="float">
            <text:p>5,14238</text:p>
          </table:table-cell>
          <table:table-cell office:value-type="float" office:value="15.6990282" calcext:value-type="float">
            <text:p>15,6990282</text:p>
          </table:table-cell>
        </table:table-row>
        <table:table-row table:style-name="ro1">
          <table:table-cell office:value-type="float" office:value="4.6025976" calcext:value-type="float">
            <text:p>4,6025976</text:p>
          </table:table-cell>
          <table:table-cell office:value-type="float" office:value="16.4975346" calcext:value-type="float">
            <text:p>16,4975346</text:p>
          </table:table-cell>
        </table:table-row>
        <table:table-row table:style-name="ro1">
          <table:table-cell office:value-type="float" office:value="3.6085952" calcext:value-type="float">
            <text:p>3,6085952</text:p>
          </table:table-cell>
          <table:table-cell office:value-type="float" office:value="15.8208659" calcext:value-type="float">
            <text:p>15,8208659</text:p>
          </table:table-cell>
        </table:table-row>
        <table:table-row table:style-name="ro1">
          <table:table-cell office:value-type="float" office:value="1.5087275" calcext:value-type="float">
            <text:p>1,5087275</text:p>
          </table:table-cell>
          <table:table-cell office:value-type="float" office:value="16.5444741" calcext:value-type="float">
            <text:p>16,5444741</text:p>
          </table:table-cell>
        </table:table-row>
        <table:table-row table:style-name="ro1">
          <table:table-cell office:value-type="float" office:value="5.6700052" calcext:value-type="float">
            <text:p>5,6700052</text:p>
          </table:table-cell>
          <table:table-cell office:value-type="float" office:value="6.7799871" calcext:value-type="float">
            <text:p>6,7799871</text:p>
          </table:table-cell>
        </table:table-row>
        <table:table-row table:style-name="ro1">
          <table:table-cell office:value-type="float" office:value="3.4405975" calcext:value-type="float">
            <text:p>3,4405975</text:p>
          </table:table-cell>
          <table:table-cell office:value-type="float" office:value="16.8396019" calcext:value-type="float">
            <text:p>16,8396019</text:p>
          </table:table-cell>
        </table:table-row>
        <table:table-row table:style-name="ro1">
          <table:table-cell office:value-type="float" office:value="5.0956909" calcext:value-type="float">
            <text:p>5,0956909</text:p>
          </table:table-cell>
          <table:table-cell office:value-type="float" office:value="7.1907034" calcext:value-type="float">
            <text:p>7,1907034</text:p>
          </table:table-cell>
        </table:table-row>
        <table:table-row table:style-name="ro1">
          <table:table-cell office:value-type="float" office:value="5.9815935" calcext:value-type="float">
            <text:p>5,9815935</text:p>
          </table:table-cell>
          <table:table-cell office:value-type="float" office:value="7.1381734" calcext:value-type="float">
            <text:p>7,1381734</text:p>
          </table:table-cell>
        </table:table-row>
        <table:table-row table:style-name="ro1">
          <table:table-cell office:value-type="float" office:value="5.3019327" calcext:value-type="float">
            <text:p>5,3019327</text:p>
          </table:table-cell>
          <table:table-cell office:value-type="float" office:value="6.7523951" calcext:value-type="float">
            <text:p>6,7523951</text:p>
          </table:table-cell>
        </table:table-row>
        <table:table-row table:style-name="ro1">
          <table:table-cell office:value-type="float" office:value="5.6715442" calcext:value-type="float">
            <text:p>5,6715442</text:p>
          </table:table-cell>
          <table:table-cell office:value-type="float" office:value="6.7460497" calcext:value-type="float">
            <text:p>6,7460497</text:p>
          </table:table-cell>
        </table:table-row>
        <table:table-row table:style-name="ro1">
          <table:table-cell office:value-type="float" office:value="3.615351" calcext:value-type="float">
            <text:p>3,615351</text:p>
          </table:table-cell>
          <table:table-cell office:value-type="float" office:value="17.02599" calcext:value-type="float">
            <text:p>17,02599</text:p>
          </table:table-cell>
        </table:table-row>
        <table:table-row table:style-name="ro1">
          <table:table-cell office:value-type="float" office:value="6.7809698" calcext:value-type="float">
            <text:p>6,7809698</text:p>
          </table:table-cell>
          <table:table-cell office:value-type="float" office:value="7.0659941" calcext:value-type="float">
            <text:p>7,0659941</text:p>
          </table:table-cell>
        </table:table-row>
        <table:table-row table:style-name="ro1">
          <table:table-cell office:value-type="float" office:value="2.2198339" calcext:value-type="float">
            <text:p>2,2198339</text:p>
          </table:table-cell>
          <table:table-cell office:value-type="float" office:value="16.1032862" calcext:value-type="float">
            <text:p>16,1032862</text:p>
          </table:table-cell>
        </table:table-row>
        <table:table-row table:style-name="ro1">
          <table:table-cell office:value-type="float" office:value="4.9350865" calcext:value-type="float">
            <text:p>4,9350865</text:p>
          </table:table-cell>
          <table:table-cell office:value-type="float" office:value="16.3991921" calcext:value-type="float">
            <text:p>16,3991921</text:p>
          </table:table-cell>
        </table:table-row>
        <table:table-row table:style-name="ro1">
          <table:table-cell office:value-type="float" office:value="7.1267039" calcext:value-type="float">
            <text:p>7,1267039</text:p>
          </table:table-cell>
          <table:table-cell office:value-type="float" office:value="7.3317388" calcext:value-type="float">
            <text:p>7,3317388</text:p>
          </table:table-cell>
        </table:table-row>
        <table:table-row table:style-name="ro1">
          <table:table-cell office:value-type="float" office:value="3.7831536" calcext:value-type="float">
            <text:p>3,7831536</text:p>
          </table:table-cell>
          <table:table-cell office:value-type="float" office:value="7.198627" calcext:value-type="float">
            <text:p>7,198627</text:p>
          </table:table-cell>
        </table:table-row>
        <table:table-row table:style-name="ro1">
          <table:table-cell office:value-type="float" office:value="4.3612027" calcext:value-type="float">
            <text:p>4,3612027</text:p>
          </table:table-cell>
          <table:table-cell office:value-type="float" office:value="16.651944" calcext:value-type="float">
            <text:p>16,651944</text:p>
          </table:table-cell>
        </table:table-row>
        <table:table-row table:style-name="ro1">
          <table:table-cell office:value-type="float" office:value="5.3223924" calcext:value-type="float">
            <text:p>5,3223924</text:p>
          </table:table-cell>
          <table:table-cell office:value-type="float" office:value="7.1567626" calcext:value-type="float">
            <text:p>7,1567626</text:p>
          </table:table-cell>
        </table:table-row>
        <table:table-row table:style-name="ro1">
          <table:table-cell office:value-type="float" office:value="5.9730206" calcext:value-type="float">
            <text:p>5,9730206</text:p>
          </table:table-cell>
          <table:table-cell office:value-type="float" office:value="7.3045216" calcext:value-type="float">
            <text:p>7,3045216</text:p>
          </table:table-cell>
        </table:table-row>
        <table:table-row table:style-name="ro1">
          <table:table-cell office:value-type="float" office:value="4.7302567" calcext:value-type="float">
            <text:p>4,7302567</text:p>
          </table:table-cell>
          <table:table-cell office:value-type="float" office:value="16.3661398" calcext:value-type="float">
            <text:p>16,3661398</text:p>
          </table:table-cell>
        </table:table-row>
        <table:table-row table:style-name="ro1">
          <table:table-cell office:value-type="float" office:value="2.3960607" calcext:value-type="float">
            <text:p>2,3960607</text:p>
          </table:table-cell>
          <table:table-cell office:value-type="float" office:value="15.3165222" calcext:value-type="float">
            <text:p>15,3165222</text:p>
          </table:table-cell>
        </table:table-row>
        <table:table-row table:style-name="ro1">
          <table:table-cell office:value-type="float" office:value="5.3655592" calcext:value-type="float">
            <text:p>5,3655592</text:p>
          </table:table-cell>
          <table:table-cell office:value-type="float" office:value="7.7900018" calcext:value-type="float">
            <text:p>7,7900018</text:p>
          </table:table-cell>
        </table:table-row>
        <table:table-row table:style-name="ro1">
          <table:table-cell office:value-type="float" office:value="6.4738752" calcext:value-type="float">
            <text:p>6,4738752</text:p>
          </table:table-cell>
          <table:table-cell office:value-type="float" office:value="6.836931" calcext:value-type="float">
            <text:p>6,836931</text:p>
          </table:table-cell>
        </table:table-row>
        <table:table-row table:style-name="ro1">
          <table:table-cell office:value-type="float" office:value="5.9849539" calcext:value-type="float">
            <text:p>5,9849539</text:p>
          </table:table-cell>
          <table:table-cell office:value-type="float" office:value="7.8226623" calcext:value-type="float">
            <text:p>7,8226623</text:p>
          </table:table-cell>
        </table:table-row>
        <table:table-row table:style-name="ro1">
          <table:table-cell office:value-type="float" office:value="3.8208191" calcext:value-type="float">
            <text:p>3,8208191</text:p>
          </table:table-cell>
          <table:table-cell office:value-type="float" office:value="15.6241524" calcext:value-type="float">
            <text:p>15,6241524</text:p>
          </table:table-cell>
        </table:table-row>
        <table:table-row table:style-name="ro1">
          <table:table-cell office:value-type="float" office:value="2.2393786" calcext:value-type="float">
            <text:p>2,2393786</text:p>
          </table:table-cell>
          <table:table-cell office:value-type="float" office:value="16.7822289" calcext:value-type="float">
            <text:p>16,7822289</text:p>
          </table:table-cell>
        </table:table-row>
        <table:table-row table:style-name="ro1">
          <table:table-cell office:value-type="float" office:value="2.5244348" calcext:value-type="float">
            <text:p>2,5244348</text:p>
          </table:table-cell>
          <table:table-cell office:value-type="float" office:value="16.6011478" calcext:value-type="float">
            <text:p>16,6011478</text:p>
          </table:table-cell>
        </table:table-row>
        <table:table-row table:style-name="ro1">
          <table:table-cell office:value-type="float" office:value="5.7098046" calcext:value-type="float">
            <text:p>5,7098046</text:p>
          </table:table-cell>
          <table:table-cell office:value-type="float" office:value="6.7373641" calcext:value-type="float">
            <text:p>6,7373641</text:p>
          </table:table-cell>
        </table:table-row>
        <table:table-row table:style-name="ro1">
          <table:table-cell office:value-type="float" office:value="6.1245757" calcext:value-type="float">
            <text:p>6,1245757</text:p>
          </table:table-cell>
          <table:table-cell office:value-type="float" office:value="7.5305023" calcext:value-type="float">
            <text:p>7,5305023</text:p>
          </table:table-cell>
        </table:table-row>
        <table:table-row table:style-name="ro1">
          <table:table-cell office:value-type="float" office:value="3.685607" calcext:value-type="float">
            <text:p>3,685607</text:p>
          </table:table-cell>
          <table:table-cell office:value-type="float" office:value="17.3266863" calcext:value-type="float">
            <text:p>17,3266863</text:p>
          </table:table-cell>
        </table:table-row>
        <table:table-row table:style-name="ro1">
          <table:table-cell office:value-type="float" office:value="6.3423324" calcext:value-type="float">
            <text:p>6,3423324</text:p>
          </table:table-cell>
          <table:table-cell office:value-type="float" office:value="7.4038295" calcext:value-type="float">
            <text:p>7,4038295</text:p>
          </table:table-cell>
        </table:table-row>
        <table:table-row table:style-name="ro1">
          <table:table-cell office:value-type="float" office:value="2.2632962" calcext:value-type="float">
            <text:p>2,2632962</text:p>
          </table:table-cell>
          <table:table-cell office:value-type="float" office:value="15.8821786" calcext:value-type="float">
            <text:p>15,8821786</text:p>
          </table:table-cell>
        </table:table-row>
        <table:table-row table:style-name="ro1">
          <table:table-cell office:value-type="float" office:value="3.3560571" calcext:value-type="float">
            <text:p>3,3560571</text:p>
          </table:table-cell>
          <table:table-cell office:value-type="float" office:value="15.9775043" calcext:value-type="float">
            <text:p>15,9775043</text:p>
          </table:table-cell>
        </table:table-row>
        <table:table-row table:style-name="ro1">
          <table:table-cell office:value-type="float" office:value="5.7966091" calcext:value-type="float">
            <text:p>5,7966091</text:p>
          </table:table-cell>
          <table:table-cell office:value-type="float" office:value="7.9828127" calcext:value-type="float">
            <text:p>7,9828127</text:p>
          </table:table-cell>
        </table:table-row>
        <table:table-row table:style-name="ro1">
          <table:table-cell office:value-type="float" office:value="6.9834186" calcext:value-type="float">
            <text:p>6,9834186</text:p>
          </table:table-cell>
          <table:table-cell office:value-type="float" office:value="6.2975746" calcext:value-type="float">
            <text:p>6,2975746</text:p>
          </table:table-cell>
        </table:table-row>
        <table:table-row table:style-name="ro1">
          <table:table-cell office:value-type="float" office:value="5.2394085" calcext:value-type="float">
            <text:p>5,2394085</text:p>
          </table:table-cell>
          <table:table-cell office:value-type="float" office:value="7.4586255" calcext:value-type="float">
            <text:p>7,4586255</text:p>
          </table:table-cell>
        </table:table-row>
        <table:table-row table:style-name="ro1">
          <table:table-cell office:value-type="float" office:value="2.4162731" calcext:value-type="float">
            <text:p>2,4162731</text:p>
          </table:table-cell>
          <table:table-cell office:value-type="float" office:value="15.9914102" calcext:value-type="float">
            <text:p>15,9914102</text:p>
          </table:table-cell>
        </table:table-row>
        <table:table-row table:style-name="ro1">
          <table:table-cell office:value-type="float" office:value="3.6972484" calcext:value-type="float">
            <text:p>3,6972484</text:p>
          </table:table-cell>
          <table:table-cell office:value-type="float" office:value="16.5608229" calcext:value-type="float">
            <text:p>16,5608229</text:p>
          </table:table-cell>
        </table:table-row>
        <table:table-row table:style-name="ro1">
          <table:table-cell office:value-type="float" office:value="5.2093019" calcext:value-type="float">
            <text:p>5,2093019</text:p>
          </table:table-cell>
          <table:table-cell office:value-type="float" office:value="15.710146" calcext:value-type="float">
            <text:p>15,710146</text:p>
          </table:table-cell>
        </table:table-row>
        <table:table-row table:style-name="ro1">
          <table:table-cell office:value-type="float" office:value="5.4365638" calcext:value-type="float">
            <text:p>5,4365638</text:p>
          </table:table-cell>
          <table:table-cell office:value-type="float" office:value="7.0931288" calcext:value-type="float">
            <text:p>7,0931288</text:p>
          </table:table-cell>
        </table:table-row>
        <table:table-row table:style-name="ro1">
          <table:table-cell office:value-type="float" office:value="5.8991332" calcext:value-type="float">
            <text:p>5,8991332</text:p>
          </table:table-cell>
          <table:table-cell office:value-type="float" office:value="7.4024327" calcext:value-type="float">
            <text:p>7,4024327</text:p>
          </table:table-cell>
        </table:table-row>
        <table:table-row table:style-name="ro1">
          <table:table-cell office:value-type="float" office:value="4.0616065" calcext:value-type="float">
            <text:p>4,0616065</text:p>
          </table:table-cell>
          <table:table-cell office:value-type="float" office:value="16.9412164" calcext:value-type="float">
            <text:p>16,9412164</text:p>
          </table:table-cell>
        </table:table-row>
        <table:table-row table:style-name="ro1">
          <table:table-cell office:value-type="float" office:value="3.8239333" calcext:value-type="float">
            <text:p>3,8239333</text:p>
          </table:table-cell>
          <table:table-cell office:value-type="float" office:value="16.8242494" calcext:value-type="float">
            <text:p>16,8242494</text:p>
          </table:table-cell>
        </table:table-row>
        <table:table-row table:style-name="ro1">
          <table:table-cell office:value-type="float" office:value="4.408979" calcext:value-type="float">
            <text:p>4,408979</text:p>
          </table:table-cell>
          <table:table-cell office:value-type="float" office:value="7.5498723" calcext:value-type="float">
            <text:p>7,5498723</text:p>
          </table:table-cell>
        </table:table-row>
        <table:table-row table:style-name="ro1">
          <table:table-cell office:value-type="float" office:value="4.1289786" calcext:value-type="float">
            <text:p>4,1289786</text:p>
          </table:table-cell>
          <table:table-cell office:value-type="float" office:value="7.2923395" calcext:value-type="float">
            <text:p>7,2923395</text:p>
          </table:table-cell>
        </table:table-row>
        <table:table-row table:style-name="ro1">
          <table:table-cell office:value-type="float" office:value="4.032355" calcext:value-type="float">
            <text:p>4,032355</text:p>
          </table:table-cell>
          <table:table-cell office:value-type="float" office:value="16.3313314" calcext:value-type="float">
            <text:p>16,3313314</text:p>
          </table:table-cell>
        </table:table-row>
        <table:table-row table:style-name="ro1">
          <table:table-cell office:value-type="float" office:value="5.5847625" calcext:value-type="float">
            <text:p>5,5847625</text:p>
          </table:table-cell>
          <table:table-cell office:value-type="float" office:value="7.0587093" calcext:value-type="float">
            <text:p>7,0587093</text:p>
          </table:table-cell>
        </table:table-row>
        <table:table-row table:style-name="ro1">
          <table:table-cell office:value-type="float" office:value="6.0445115" calcext:value-type="float">
            <text:p>6,0445115</text:p>
          </table:table-cell>
          <table:table-cell office:value-type="float" office:value="7.1811881" calcext:value-type="float">
            <text:p>7,1811881</text:p>
          </table:table-cell>
        </table:table-row>
        <table:table-row table:style-name="ro1">
          <table:table-cell office:value-type="float" office:value="1.5528265" calcext:value-type="float">
            <text:p>1,5528265</text:p>
          </table:table-cell>
          <table:table-cell office:value-type="float" office:value="15.1309933" calcext:value-type="float">
            <text:p>15,1309933</text:p>
          </table:table-cell>
        </table:table-row>
        <table:table-row table:style-name="ro1">
          <table:table-cell office:value-type="float" office:value="5.9846954" calcext:value-type="float">
            <text:p>5,9846954</text:p>
          </table:table-cell>
          <table:table-cell office:value-type="float" office:value="7.3650654" calcext:value-type="float">
            <text:p>7,3650654</text:p>
          </table:table-cell>
        </table:table-row>
        <table:table-row table:style-name="ro1">
          <table:table-cell office:value-type="float" office:value="5.8602113" calcext:value-type="float">
            <text:p>5,8602113</text:p>
          </table:table-cell>
          <table:table-cell office:value-type="float" office:value="7.076988" calcext:value-type="float">
            <text:p>7,076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7T12:19:21.364911600</dc:date>
    <meta:editing-duration>PT30S</meta:editing-duration>
    <meta:editing-cycles>1</meta:editing-cycles>
    <meta:document-statistic meta:table-count="1" meta:cell-count="474" meta:object-count="1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834cm" svg:height="21.947cm" xlink:href=".." xlink:type="simple" chart:class="chart:scatter" chart:style-name="ch1">
        <chart:legend chart:legend-position="end" svg:x="36.327cm" svg:y="10.678cm" style:legend-expansion="high" chart:style-name="ch2"/>
        <chart:plot-area chart:style-name="ch3" svg:x="0.776cm" svg:y="0.438cm" svg:width="34.775cm" svg:height="21.071cm">
          <chart:coordinate-region svg:x="1.419cm" svg:y="0.633cm" svg:width="34.032cm" svg:height="20.23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27_A_21930.B1:27_A_21930.B237" chart:class="chart:scatter">
            <chart:domain table:cell-range-address="27_A_21930.A1:27_A_21930.A237"/>
            <chart:data-point chart:repeated="2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225246">
                <text:p>6.5225246</text:p>
                <draw:g>
                  <svg:desc>27_A_21930.A1:27_A_21930.A237</svg:desc>
                </draw:g>
              </table:table-cell>
              <table:table-cell office:value-type="float" office:value="7.4260555">
                <text:p>7.4260555</text:p>
                <draw:g>
                  <svg:desc>27_A_21930.B1:27_A_21930.B2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607053">
                <text:p>3.1607053</text:p>
              </table:table-cell>
              <table:table-cell office:value-type="float" office:value="16.4167831">
                <text:p>16.4167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738917">
                <text:p>5.5738917</text:p>
              </table:table-cell>
              <table:table-cell office:value-type="float" office:value="16.7414059">
                <text:p>16.7414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96934">
                <text:p>6.296934</text:p>
              </table:table-cell>
              <table:table-cell office:value-type="float" office:value="6.2394918">
                <text:p>6.2394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558924">
                <text:p>6.0558924</text:p>
              </table:table-cell>
              <table:table-cell office:value-type="float" office:value="6.3004175">
                <text:p>6.3004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324776">
                <text:p>5.0324776</text:p>
              </table:table-cell>
              <table:table-cell office:value-type="float" office:value="7.6414902">
                <text:p>7.6414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263145">
                <text:p>5.4263145</text:p>
              </table:table-cell>
              <table:table-cell office:value-type="float" office:value="15.9100433">
                <text:p>15.91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87312">
                <text:p>2.2287312</text:p>
              </table:table-cell>
              <table:table-cell office:value-type="float" office:value="17.2711601">
                <text:p>17.2711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826927">
                <text:p>3.9826927</text:p>
              </table:table-cell>
              <table:table-cell office:value-type="float" office:value="16.2452028">
                <text:p>16.2452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838799">
                <text:p>5.4838799</text:p>
              </table:table-cell>
              <table:table-cell office:value-type="float" office:value="6.8909779">
                <text:p>6.8909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712492">
                <text:p>2.3712492</text:p>
              </table:table-cell>
              <table:table-cell office:value-type="float" office:value="16.0583916">
                <text:p>16.0583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494721">
                <text:p>4.3494721</text:p>
              </table:table-cell>
              <table:table-cell office:value-type="float" office:value="7.2609157">
                <text:p>7.2609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94558">
                <text:p>3.194558</text:p>
              </table:table-cell>
              <table:table-cell office:value-type="float" office:value="16.4682109">
                <text:p>16.4682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676684">
                <text:p>3.9676684</text:p>
              </table:table-cell>
              <table:table-cell office:value-type="float" office:value="16.404128">
                <text:p>16.404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40355">
                <text:p>5.4340355</text:p>
              </table:table-cell>
              <table:table-cell office:value-type="float" office:value="6.9966956">
                <text:p>6.9966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1536377">
                <text:p>3.1536377</text:p>
              </table:table-cell>
              <table:table-cell office:value-type="float" office:value="17.1061242">
                <text:p>17.1061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077626">
                <text:p>4.6077626</text:p>
              </table:table-cell>
              <table:table-cell office:value-type="float" office:value="7.1206781">
                <text:p>7.1206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7448089">
                <text:p>4.7448089</text:p>
              </table:table-cell>
              <table:table-cell office:value-type="float" office:value="16.5677396">
                <text:p>16.5677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000306">
                <text:p>4.6000306</text:p>
              </table:table-cell>
              <table:table-cell office:value-type="float" office:value="17.1032646">
                <text:p>17.1032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342098">
                <text:p>5.4342098</text:p>
              </table:table-cell>
              <table:table-cell office:value-type="float" office:value="6.5474576">
                <text:p>6.5474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146664">
                <text:p>6.4146664</text:p>
              </table:table-cell>
              <table:table-cell office:value-type="float" office:value="6.8544887">
                <text:p>6.8544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2954032">
                <text:p>6.2954032</text:p>
              </table:table-cell>
              <table:table-cell office:value-type="float" office:value="7.1751415">
                <text:p>7.1751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852839">
                <text:p>4.0852839</text:p>
              </table:table-cell>
              <table:table-cell office:value-type="float" office:value="7.3862017">
                <text:p>7.3862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492321">
                <text:p>7.1492321</text:p>
              </table:table-cell>
              <table:table-cell office:value-type="float" office:value="6.7272048">
                <text:p>6.7272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3829761">
                <text:p>6.3829761</text:p>
              </table:table-cell>
              <table:table-cell office:value-type="float" office:value="6.362728">
                <text:p>6.362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52206">
                <text:p>7.152206</text:p>
              </table:table-cell>
              <table:table-cell office:value-type="float" office:value="6.9442344">
                <text:p>6.9442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741171">
                <text:p>5.0741171</text:p>
              </table:table-cell>
              <table:table-cell office:value-type="float" office:value="7.6345089">
                <text:p>7.6345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3856689">
                <text:p>5.3856689</text:p>
              </table:table-cell>
              <table:table-cell office:value-type="float" office:value="7.313852">
                <text:p>7.313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706562">
                <text:p>3.0706562</text:p>
              </table:table-cell>
              <table:table-cell office:value-type="float" office:value="15.8454271">
                <text:p>15.8454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21557">
                <text:p>4.521557</text:p>
              </table:table-cell>
              <table:table-cell office:value-type="float" office:value="7.1772858">
                <text:p>7.17728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937623">
                <text:p>3.7937623</text:p>
              </table:table-cell>
              <table:table-cell office:value-type="float" office:value="16.7504524">
                <text:p>16.7504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270342">
                <text:p>2.6270342</text:p>
              </table:table-cell>
              <table:table-cell office:value-type="float" office:value="15.9182031">
                <text:p>15.9182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0824058">
                <text:p>7.0824058</text:p>
              </table:table-cell>
              <table:table-cell office:value-type="float" office:value="7.456063">
                <text:p>7.4560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2123614">
                <text:p>5.2123614</text:p>
              </table:table-cell>
              <table:table-cell office:value-type="float" office:value="6.553514">
                <text:p>6.5535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0934267">
                <text:p>6.0934267</text:p>
              </table:table-cell>
              <table:table-cell office:value-type="float" office:value="7.9310673">
                <text:p>7.9310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6969181">
                <text:p>4.6969181</text:p>
              </table:table-cell>
              <table:table-cell office:value-type="float" office:value="16.2608266">
                <text:p>16.26082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2129788">
                <text:p>5.2129788</text:p>
              </table:table-cell>
              <table:table-cell office:value-type="float" office:value="6.9408417">
                <text:p>6.9408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580107">
                <text:p>6.4580107</text:p>
              </table:table-cell>
              <table:table-cell office:value-type="float" office:value="7.5315625">
                <text:p>7.531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811494">
                <text:p>6.811494</text:p>
              </table:table-cell>
              <table:table-cell office:value-type="float" office:value="7.7828267">
                <text:p>7.7828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323007">
                <text:p>2.8323007</text:p>
              </table:table-cell>
              <table:table-cell office:value-type="float" office:value="15.2842694">
                <text:p>15.2842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643027">
                <text:p>3.8643027</text:p>
              </table:table-cell>
              <table:table-cell office:value-type="float" office:value="17.6779214">
                <text:p>17.67792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5012374">
                <text:p>5.5012374</text:p>
              </table:table-cell>
              <table:table-cell office:value-type="float" office:value="7.2662147">
                <text:p>7.2662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757666">
                <text:p>7.6757666</text:p>
              </table:table-cell>
              <table:table-cell office:value-type="float" office:value="7.0580692">
                <text:p>7.0580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701631">
                <text:p>1.3701631</text:p>
              </table:table-cell>
              <table:table-cell office:value-type="float" office:value="16.6064043">
                <text:p>16.60640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6549101">
                <text:p>6.6549101</text:p>
              </table:table-cell>
              <table:table-cell office:value-type="float" office:value="7.2410566">
                <text:p>7.24105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655724">
                <text:p>5.4655724</text:p>
              </table:table-cell>
              <table:table-cell office:value-type="float" office:value="7.0594777">
                <text:p>7.05947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850392">
                <text:p>5.3850392</text:p>
              </table:table-cell>
              <table:table-cell office:value-type="float" office:value="6.2046791">
                <text:p>6.20467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63069">
                <text:p>0.1663069</text:p>
              </table:table-cell>
              <table:table-cell office:value-type="float" office:value="16.1520663">
                <text:p>16.15206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681604">
                <text:p>6.9681604</text:p>
              </table:table-cell>
              <table:table-cell office:value-type="float" office:value="6.7897411">
                <text:p>6.78974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119559">
                <text:p>3.7119559</text:p>
              </table:table-cell>
              <table:table-cell office:value-type="float" office:value="16.0315303">
                <text:p>16.03153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747838">
                <text:p>2.3747838</text:p>
              </table:table-cell>
              <table:table-cell office:value-type="float" office:value="16.5458591">
                <text:p>16.5458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687287">
                <text:p>3.9687287</text:p>
              </table:table-cell>
              <table:table-cell office:value-type="float" office:value="17.0556449">
                <text:p>17.0556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017424">
                <text:p>2.0017424</text:p>
              </table:table-cell>
              <table:table-cell office:value-type="float" office:value="16.5980359">
                <text:p>16.59803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633612">
                <text:p>1.4633612</text:p>
              </table:table-cell>
              <table:table-cell office:value-type="float" office:value="16.9733211">
                <text:p>16.9733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746876">
                <text:p>2.4746876</text:p>
              </table:table-cell>
              <table:table-cell office:value-type="float" office:value="15.4826692">
                <text:p>15.4826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242926">
                <text:p>3.242926</text:p>
              </table:table-cell>
              <table:table-cell office:value-type="float" office:value="16.1738549">
                <text:p>16.17385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58289">
                <text:p>1.358289</text:p>
              </table:table-cell>
              <table:table-cell office:value-type="float" office:value="16.2364204">
                <text:p>16.2364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677986">
                <text:p>4.6677986</text:p>
              </table:table-cell>
              <table:table-cell office:value-type="float" office:value="6.4670648">
                <text:p>6.4670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5580013">
                <text:p>3.5580013</text:p>
              </table:table-cell>
              <table:table-cell office:value-type="float" office:value="16.1855407">
                <text:p>16.18554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059525">
                <text:p>3.4059525</text:p>
              </table:table-cell>
              <table:table-cell office:value-type="float" office:value="16.9823489">
                <text:p>16.9823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054731">
                <text:p>3.2054731</text:p>
              </table:table-cell>
              <table:table-cell office:value-type="float" office:value="16.0286092">
                <text:p>16.0286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2556609">
                <text:p>3.2556609</text:p>
              </table:table-cell>
              <table:table-cell office:value-type="float" office:value="15.6818682">
                <text:p>15.6818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4984218">
                <text:p>5.4984218</text:p>
              </table:table-cell>
              <table:table-cell office:value-type="float" office:value="15.8238786">
                <text:p>15.82387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1725246">
                <text:p>5.1725246</text:p>
              </table:table-cell>
              <table:table-cell office:value-type="float" office:value="7.5904782">
                <text:p>7.59047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7224314">
                <text:p>4.7224314</text:p>
              </table:table-cell>
              <table:table-cell office:value-type="float" office:value="6.5270494">
                <text:p>6.5270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69239">
                <text:p>2.269239</text:p>
              </table:table-cell>
              <table:table-cell office:value-type="float" office:value="15.9469342">
                <text:p>15.9469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868752">
                <text:p>3.2868752</text:p>
              </table:table-cell>
              <table:table-cell office:value-type="float" office:value="16.5120378">
                <text:p>16.51203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058266">
                <text:p>2.5058266</text:p>
              </table:table-cell>
              <table:table-cell office:value-type="float" office:value="15.3483086">
                <text:p>15.34830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969981">
                <text:p>3.5969981</text:p>
              </table:table-cell>
              <table:table-cell office:value-type="float" office:value="16.4526634">
                <text:p>16.45266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359675">
                <text:p>3.2359675</text:p>
              </table:table-cell>
              <table:table-cell office:value-type="float" office:value="16.8235427">
                <text:p>16.8235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108342">
                <text:p>5.7108342</text:p>
              </table:table-cell>
              <table:table-cell office:value-type="float" office:value="6.6685641">
                <text:p>6.6685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440045">
                <text:p>7.1440045</text:p>
              </table:table-cell>
              <table:table-cell office:value-type="float" office:value="7.4154301">
                <text:p>7.41543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1200378">
                <text:p>5.1200378</text:p>
              </table:table-cell>
              <table:table-cell office:value-type="float" office:value="6.7392228">
                <text:p>6.7392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430726">
                <text:p>5.430726</text:p>
              </table:table-cell>
              <table:table-cell office:value-type="float" office:value="6.7589172">
                <text:p>6.7589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324642">
                <text:p>6.324642</text:p>
              </table:table-cell>
              <table:table-cell office:value-type="float" office:value="7.391113">
                <text:p>7.391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0204315">
                <text:p>8.0204315</text:p>
              </table:table-cell>
              <table:table-cell office:value-type="float" office:value="7.0248549">
                <text:p>7.02485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486647">
                <text:p>4.8486647</text:p>
              </table:table-cell>
              <table:table-cell office:value-type="float" office:value="7.073607">
                <text:p>7.073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083174">
                <text:p>4.5083174</text:p>
              </table:table-cell>
              <table:table-cell office:value-type="float" office:value="7.3867856">
                <text:p>7.3867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440825">
                <text:p>4.440825</text:p>
              </table:table-cell>
              <table:table-cell office:value-type="float" office:value="7.6669217">
                <text:p>7.66692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586786">
                <text:p>1.1586786</text:p>
              </table:table-cell>
              <table:table-cell office:value-type="float" office:value="16.5457924">
                <text:p>16.54579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0936766">
                <text:p>7.0936766</text:p>
              </table:table-cell>
              <table:table-cell office:value-type="float" office:value="7.2185575">
                <text:p>7.2185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251977">
                <text:p>2.7251977</text:p>
              </table:table-cell>
              <table:table-cell office:value-type="float" office:value="17.1895212">
                <text:p>17.18952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8210544">
                <text:p>5.8210544</text:p>
              </table:table-cell>
              <table:table-cell office:value-type="float" office:value="6.6771377">
                <text:p>6.6771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775496">
                <text:p>3.4775496</text:p>
              </table:table-cell>
              <table:table-cell office:value-type="float" office:value="15.9903032">
                <text:p>15.9903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865636">
                <text:p>3.2865636</text:p>
              </table:table-cell>
              <table:table-cell office:value-type="float" office:value="16.3616946">
                <text:p>16.3616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1517884">
                <text:p>7.1517884</text:p>
              </table:table-cell>
              <table:table-cell office:value-type="float" office:value="6.697856">
                <text:p>6.697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8013987">
                <text:p>4.8013987</text:p>
              </table:table-cell>
              <table:table-cell office:value-type="float" office:value="7.2952178">
                <text:p>7.2952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97224">
                <text:p>3.997224</text:p>
              </table:table-cell>
              <table:table-cell office:value-type="float" office:value="6.6205234">
                <text:p>6.6205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932449">
                <text:p>3.9932449</text:p>
              </table:table-cell>
              <table:table-cell office:value-type="float" office:value="7.2347559">
                <text:p>7.2347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860528">
                <text:p>5.860528</text:p>
              </table:table-cell>
              <table:table-cell office:value-type="float" office:value="6.700751">
                <text:p>6.7007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9189957">
                <text:p>5.9189957</text:p>
              </table:table-cell>
              <table:table-cell office:value-type="float" office:value="6.6273043">
                <text:p>6.62730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0529502">
                <text:p>6.0529502</text:p>
              </table:table-cell>
              <table:table-cell office:value-type="float" office:value="6.8262121">
                <text:p>6.82621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668772">
                <text:p>4.8668772</text:p>
              </table:table-cell>
              <table:table-cell office:value-type="float" office:value="7.0105408">
                <text:p>7.0105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838149">
                <text:p>3.2838149</text:p>
              </table:table-cell>
              <table:table-cell office:value-type="float" office:value="7.2736342">
                <text:p>7.27363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2568941">
                <text:p>5.2568941</text:p>
              </table:table-cell>
              <table:table-cell office:value-type="float" office:value="6.5210998">
                <text:p>6.5210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0090381">
                <text:p>6.0090381</text:p>
              </table:table-cell>
              <table:table-cell office:value-type="float" office:value="6.1677183">
                <text:p>6.16771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8411925">
                <text:p>5.8411925</text:p>
              </table:table-cell>
              <table:table-cell office:value-type="float" office:value="6.5326012">
                <text:p>6.5326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361291">
                <text:p>5.0361291</text:p>
              </table:table-cell>
              <table:table-cell office:value-type="float" office:value="7.3877081">
                <text:p>7.38770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543848">
                <text:p>2.543848</text:p>
              </table:table-cell>
              <table:table-cell office:value-type="float" office:value="15.5925574">
                <text:p>15.59255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4626877">
                <text:p>7.4626877</text:p>
              </table:table-cell>
              <table:table-cell office:value-type="float" office:value="6.6467635">
                <text:p>6.64676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287666">
                <text:p>7.287666</text:p>
              </table:table-cell>
              <table:table-cell office:value-type="float" office:value="7.2559258">
                <text:p>7.25592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185443">
                <text:p>4.5185443</text:p>
              </table:table-cell>
              <table:table-cell office:value-type="float" office:value="16.4625071">
                <text:p>16.46250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164407">
                <text:p>4.0164407</text:p>
              </table:table-cell>
              <table:table-cell office:value-type="float" office:value="7.7688642">
                <text:p>7.76886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89407">
                <text:p>2.089407</text:p>
              </table:table-cell>
              <table:table-cell office:value-type="float" office:value="16.0583211">
                <text:p>16.05832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7806753">
                <text:p>5.7806753</text:p>
              </table:table-cell>
              <table:table-cell office:value-type="float" office:value="7.0666221">
                <text:p>7.06662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0535234">
                <text:p>5.0535234</text:p>
              </table:table-cell>
              <table:table-cell office:value-type="float" office:value="7.3457791">
                <text:p>7.3457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3004688">
                <text:p>4.3004688</text:p>
              </table:table-cell>
              <table:table-cell office:value-type="float" office:value="16.020383">
                <text:p>16.0203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9329712">
                <text:p>2.9329712</text:p>
              </table:table-cell>
              <table:table-cell office:value-type="float" office:value="16.2960101">
                <text:p>16.29601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7251635">
                <text:p>3.7251635</text:p>
              </table:table-cell>
              <table:table-cell office:value-type="float" office:value="7.6590574">
                <text:p>7.65905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98658">
                <text:p>5.98658</text:p>
              </table:table-cell>
              <table:table-cell office:value-type="float" office:value="7.0460403">
                <text:p>7.046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670834">
                <text:p>2.6670834</text:p>
              </table:table-cell>
              <table:table-cell office:value-type="float" office:value="16.2713309">
                <text:p>16.2713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0915686">
                <text:p>4.0915686</text:p>
              </table:table-cell>
              <table:table-cell office:value-type="float" office:value="17.1676759">
                <text:p>17.1676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545858">
                <text:p>3.8545858</text:p>
              </table:table-cell>
              <table:table-cell office:value-type="float" office:value="7.4846483">
                <text:p>7.48464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928667">
                <text:p>7.0928667</text:p>
              </table:table-cell>
              <table:table-cell office:value-type="float" office:value="7.3443509">
                <text:p>7.3443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801442">
                <text:p>5.7801442</text:p>
              </table:table-cell>
              <table:table-cell office:value-type="float" office:value="6.7653051">
                <text:p>6.76530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985802">
                <text:p>3.4985802</text:p>
              </table:table-cell>
              <table:table-cell office:value-type="float" office:value="16.1207047">
                <text:p>16.12070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7851826">
                <text:p>5.7851826</text:p>
              </table:table-cell>
              <table:table-cell office:value-type="float" office:value="8.1603741">
                <text:p>8.16037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3103524">
                <text:p>4.3103524</text:p>
              </table:table-cell>
              <table:table-cell office:value-type="float" office:value="17.2214245">
                <text:p>17.2214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8780996">
                <text:p>4.8780996</text:p>
              </table:table-cell>
              <table:table-cell office:value-type="float" office:value="6.7795293">
                <text:p>6.77952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9486225">
                <text:p>6.9486225</text:p>
              </table:table-cell>
              <table:table-cell office:value-type="float" office:value="7.2348974">
                <text:p>7.23489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235525">
                <text:p>6.0235525</text:p>
              </table:table-cell>
              <table:table-cell office:value-type="float" office:value="7.52902">
                <text:p>7.529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117829">
                <text:p>0.5117829</text:p>
              </table:table-cell>
              <table:table-cell office:value-type="float" office:value="16.6719724">
                <text:p>16.67197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556253">
                <text:p>5.5556253</text:p>
              </table:table-cell>
              <table:table-cell office:value-type="float" office:value="7.1173165">
                <text:p>7.11731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57089">
                <text:p>3.1457089</text:p>
              </table:table-cell>
              <table:table-cell office:value-type="float" office:value="16.7637336">
                <text:p>16.76373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5909894">
                <text:p>3.5909894</text:p>
              </table:table-cell>
              <table:table-cell office:value-type="float" office:value="16.5816975">
                <text:p>16.581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468582">
                <text:p>5.2468582</text:p>
              </table:table-cell>
              <table:table-cell office:value-type="float" office:value="6.3064202">
                <text:p>6.3064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784226">
                <text:p>2.1784226</text:p>
              </table:table-cell>
              <table:table-cell office:value-type="float" office:value="15.8057772">
                <text:p>15.80577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35969">
                <text:p>4.2135969</text:p>
              </table:table-cell>
              <table:table-cell office:value-type="float" office:value="15.6854885">
                <text:p>15.68548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2317296">
                <text:p>8.2317296</text:p>
              </table:table-cell>
              <table:table-cell office:value-type="float" office:value="7.1428217">
                <text:p>7.14282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6232932">
                <text:p>3.6232932</text:p>
              </table:table-cell>
              <table:table-cell office:value-type="float" office:value="16.1643441">
                <text:p>16.16434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472593">
                <text:p>5.2472593</text:p>
              </table:table-cell>
              <table:table-cell office:value-type="float" office:value="7.3465687">
                <text:p>7.34656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0991504">
                <text:p>5.0991504</text:p>
              </table:table-cell>
              <table:table-cell office:value-type="float" office:value="6.4184843">
                <text:p>6.41848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632563">
                <text:p>6.6632563</text:p>
              </table:table-cell>
              <table:table-cell office:value-type="float" office:value="7.1942753">
                <text:p>7.1942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045863">
                <text:p>5.3045863</text:p>
              </table:table-cell>
              <table:table-cell office:value-type="float" office:value="6.2664439">
                <text:p>6.26644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8764267">
                <text:p>6.8764267</text:p>
              </table:table-cell>
              <table:table-cell office:value-type="float" office:value="6.5913815">
                <text:p>6.5913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554159">
                <text:p>3.8554159</text:p>
              </table:table-cell>
              <table:table-cell office:value-type="float" office:value="15.3035038">
                <text:p>15.30350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3306171">
                <text:p>4.3306171</text:p>
              </table:table-cell>
              <table:table-cell office:value-type="float" office:value="15.8651067">
                <text:p>15.86510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1626053">
                <text:p>7.1626053</text:p>
              </table:table-cell>
              <table:table-cell office:value-type="float" office:value="7.4229753">
                <text:p>7.4229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744205">
                <text:p>4.3744205</text:p>
              </table:table-cell>
              <table:table-cell office:value-type="float" office:value="16.4716028">
                <text:p>16.47160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541041">
                <text:p>3.6541041</text:p>
              </table:table-cell>
              <table:table-cell office:value-type="float" office:value="16.3798093">
                <text:p>16.37980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575254">
                <text:p>2.3575254</text:p>
              </table:table-cell>
              <table:table-cell office:value-type="float" office:value="16.6399522">
                <text:p>16.63995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733796">
                <text:p>5.5733796</text:p>
              </table:table-cell>
              <table:table-cell office:value-type="float" office:value="6.5488142">
                <text:p>6.54881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0071329">
                <text:p>4.0071329</text:p>
              </table:table-cell>
              <table:table-cell office:value-type="float" office:value="16.1895623">
                <text:p>16.18956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8050233">
                <text:p>6.8050233</text:p>
              </table:table-cell>
              <table:table-cell office:value-type="float" office:value="6.7563485">
                <text:p>6.75634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936435">
                <text:p>4.4936435</text:p>
              </table:table-cell>
              <table:table-cell office:value-type="float" office:value="17.1607584">
                <text:p>17.1607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2060235">
                <text:p>6.2060235</text:p>
              </table:table-cell>
              <table:table-cell office:value-type="float" office:value="6.4907852">
                <text:p>6.49078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616239">
                <text:p>2.4616239</text:p>
              </table:table-cell>
              <table:table-cell office:value-type="float" office:value="16.8270179">
                <text:p>16.82701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534796">
                <text:p>4.534796</text:p>
              </table:table-cell>
              <table:table-cell office:value-type="float" office:value="6.1342579">
                <text:p>6.13425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332037">
                <text:p>4.5332037</text:p>
              </table:table-cell>
              <table:table-cell office:value-type="float" office:value="16.4859801">
                <text:p>16.48598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200808">
                <text:p>6.8200808</text:p>
              </table:table-cell>
              <table:table-cell office:value-type="float" office:value="7.2712168">
                <text:p>7.27121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7483074">
                <text:p>5.7483074</text:p>
              </table:table-cell>
              <table:table-cell office:value-type="float" office:value="7.0981684">
                <text:p>7.09816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796242">
                <text:p>5.0796242</text:p>
              </table:table-cell>
              <table:table-cell office:value-type="float" office:value="6.1578478">
                <text:p>6.15784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7548774">
                <text:p>2.7548774</text:p>
              </table:table-cell>
              <table:table-cell office:value-type="float" office:value="16.7726195">
                <text:p>16.7726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7900088">
                <text:p>4.7900088</text:p>
              </table:table-cell>
              <table:table-cell office:value-type="float" office:value="6.0507362">
                <text:p>6.05073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777061">
                <text:p>2.0777061</text:p>
              </table:table-cell>
              <table:table-cell office:value-type="float" office:value="16.456284">
                <text:p>16.4562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693398">
                <text:p>7.1693398</text:p>
              </table:table-cell>
              <table:table-cell office:value-type="float" office:value="6.3557298">
                <text:p>6.3557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585414">
                <text:p>4.8585414</text:p>
              </table:table-cell>
              <table:table-cell office:value-type="float" office:value="16.2704102">
                <text:p>16.27041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420844">
                <text:p>5.8420844</text:p>
              </table:table-cell>
              <table:table-cell office:value-type="float" office:value="6.5342823">
                <text:p>6.53428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4435388">
                <text:p>3.4435388</text:p>
              </table:table-cell>
              <table:table-cell office:value-type="float" office:value="6.1127361">
                <text:p>6.11273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8217179">
                <text:p>6.8217179</text:p>
              </table:table-cell>
              <table:table-cell office:value-type="float" office:value="7.3873779">
                <text:p>7.38737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9348701">
                <text:p>4.9348701</text:p>
              </table:table-cell>
              <table:table-cell office:value-type="float" office:value="6.8553274">
                <text:p>6.8553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5442471">
                <text:p>5.5442471</text:p>
              </table:table-cell>
              <table:table-cell office:value-type="float" office:value="7.2850465">
                <text:p>7.28504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119661">
                <text:p>6.3119661</text:p>
              </table:table-cell>
              <table:table-cell office:value-type="float" office:value="6.42402">
                <text:p>6.424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43951">
                <text:p>5.443951</text:p>
              </table:table-cell>
              <table:table-cell office:value-type="float" office:value="6.4082072">
                <text:p>6.40820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2861274">
                <text:p>5.2861274</text:p>
              </table:table-cell>
              <table:table-cell office:value-type="float" office:value="7.6703526">
                <text:p>7.67035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8314916">
                <text:p>5.8314916</text:p>
              </table:table-cell>
              <table:table-cell office:value-type="float" office:value="6.5592204">
                <text:p>6.5592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272667">
                <text:p>4.9272667</text:p>
              </table:table-cell>
              <table:table-cell office:value-type="float" office:value="7.8201964">
                <text:p>7.82019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7380712">
                <text:p>7.7380712</text:p>
              </table:table-cell>
              <table:table-cell office:value-type="float" office:value="6.5108154">
                <text:p>6.51081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681372">
                <text:p>2.7681372</text:p>
              </table:table-cell>
              <table:table-cell office:value-type="float" office:value="15.9003132">
                <text:p>15.9003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9403">
                <text:p>6.9403</text:p>
              </table:table-cell>
              <table:table-cell office:value-type="float" office:value="7.0462766">
                <text:p>7.04627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842196">
                <text:p>2.8842196</text:p>
              </table:table-cell>
              <table:table-cell office:value-type="float" office:value="16.8280068">
                <text:p>16.82800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274867">
                <text:p>4.2274867</text:p>
              </table:table-cell>
              <table:table-cell office:value-type="float" office:value="16.453229">
                <text:p>16.453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9511255">
                <text:p>5.9511255</text:p>
              </table:table-cell>
              <table:table-cell office:value-type="float" office:value="5.6516412">
                <text:p>5.6516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3250806">
                <text:p>3.3250806</text:p>
              </table:table-cell>
              <table:table-cell office:value-type="float" office:value="16.7088244">
                <text:p>16.70882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805195">
                <text:p>5.2805195</text:p>
              </table:table-cell>
              <table:table-cell office:value-type="float" office:value="6.7950621">
                <text:p>6.79506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721031">
                <text:p>3.6721031</text:p>
              </table:table-cell>
              <table:table-cell office:value-type="float" office:value="15.8053745">
                <text:p>15.80537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1519844">
                <text:p>6.1519844</text:p>
              </table:table-cell>
              <table:table-cell office:value-type="float" office:value="6.7497227">
                <text:p>6.74972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910694">
                <text:p>4.4910694</text:p>
              </table:table-cell>
              <table:table-cell office:value-type="float" office:value="7.5578888">
                <text:p>7.55788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3968677">
                <text:p>5.3968677</text:p>
              </table:table-cell>
              <table:table-cell office:value-type="float" office:value="6.9113802">
                <text:p>6.91138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907989">
                <text:p>2.8907989</text:p>
              </table:table-cell>
              <table:table-cell office:value-type="float" office:value="17.0707003">
                <text:p>17.07070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27508">
                <text:p>1.927508</text:p>
              </table:table-cell>
              <table:table-cell office:value-type="float" office:value="15.8959382">
                <text:p>15.89593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477918">
                <text:p>6.0477918</text:p>
              </table:table-cell>
              <table:table-cell office:value-type="float" office:value="6.6321389">
                <text:p>6.63213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2393628">
                <text:p>6.2393628</text:p>
              </table:table-cell>
              <table:table-cell office:value-type="float" office:value="7.9156668">
                <text:p>7.91566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743683">
                <text:p>3.1743683</text:p>
              </table:table-cell>
              <table:table-cell office:value-type="float" office:value="15.5865809">
                <text:p>15.58658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6727018">
                <text:p>6.6727018</text:p>
              </table:table-cell>
              <table:table-cell office:value-type="float" office:value="6.234391">
                <text:p>6.2343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8028455">
                <text:p>6.8028455</text:p>
              </table:table-cell>
              <table:table-cell office:value-type="float" office:value="6.5212174">
                <text:p>6.52121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14238">
                <text:p>5.14238</text:p>
              </table:table-cell>
              <table:table-cell office:value-type="float" office:value="15.6990282">
                <text:p>15.6990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025976">
                <text:p>4.6025976</text:p>
              </table:table-cell>
              <table:table-cell office:value-type="float" office:value="16.4975346">
                <text:p>16.4975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6085952">
                <text:p>3.6085952</text:p>
              </table:table-cell>
              <table:table-cell office:value-type="float" office:value="15.8208659">
                <text:p>15.82086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087275">
                <text:p>1.5087275</text:p>
              </table:table-cell>
              <table:table-cell office:value-type="float" office:value="16.5444741">
                <text:p>16.54447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6700052">
                <text:p>5.6700052</text:p>
              </table:table-cell>
              <table:table-cell office:value-type="float" office:value="6.7799871">
                <text:p>6.77998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4405975">
                <text:p>3.4405975</text:p>
              </table:table-cell>
              <table:table-cell office:value-type="float" office:value="16.8396019">
                <text:p>16.83960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0956909">
                <text:p>5.0956909</text:p>
              </table:table-cell>
              <table:table-cell office:value-type="float" office:value="7.1907034">
                <text:p>7.19070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9815935">
                <text:p>5.9815935</text:p>
              </table:table-cell>
              <table:table-cell office:value-type="float" office:value="7.1381734">
                <text:p>7.13817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3019327">
                <text:p>5.3019327</text:p>
              </table:table-cell>
              <table:table-cell office:value-type="float" office:value="6.7523951">
                <text:p>6.75239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6715442">
                <text:p>5.6715442</text:p>
              </table:table-cell>
              <table:table-cell office:value-type="float" office:value="6.7460497">
                <text:p>6.74604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615351">
                <text:p>3.615351</text:p>
              </table:table-cell>
              <table:table-cell office:value-type="float" office:value="17.02599">
                <text:p>17.025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7809698">
                <text:p>6.7809698</text:p>
              </table:table-cell>
              <table:table-cell office:value-type="float" office:value="7.0659941">
                <text:p>7.06599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2198339">
                <text:p>2.2198339</text:p>
              </table:table-cell>
              <table:table-cell office:value-type="float" office:value="16.1032862">
                <text:p>16.10328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350865">
                <text:p>4.9350865</text:p>
              </table:table-cell>
              <table:table-cell office:value-type="float" office:value="16.3991921">
                <text:p>16.39919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1267039">
                <text:p>7.1267039</text:p>
              </table:table-cell>
              <table:table-cell office:value-type="float" office:value="7.3317388">
                <text:p>7.33173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7831536">
                <text:p>3.7831536</text:p>
              </table:table-cell>
              <table:table-cell office:value-type="float" office:value="7.198627">
                <text:p>7.1986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3612027">
                <text:p>4.3612027</text:p>
              </table:table-cell>
              <table:table-cell office:value-type="float" office:value="16.651944">
                <text:p>16.651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3223924">
                <text:p>5.3223924</text:p>
              </table:table-cell>
              <table:table-cell office:value-type="float" office:value="7.1567626">
                <text:p>7.15676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9730206">
                <text:p>5.9730206</text:p>
              </table:table-cell>
              <table:table-cell office:value-type="float" office:value="7.3045216">
                <text:p>7.30452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7302567">
                <text:p>4.7302567</text:p>
              </table:table-cell>
              <table:table-cell office:value-type="float" office:value="16.3661398">
                <text:p>16.36613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3960607">
                <text:p>2.3960607</text:p>
              </table:table-cell>
              <table:table-cell office:value-type="float" office:value="15.3165222">
                <text:p>15.31652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3655592">
                <text:p>5.3655592</text:p>
              </table:table-cell>
              <table:table-cell office:value-type="float" office:value="7.7900018">
                <text:p>7.7900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4738752">
                <text:p>6.4738752</text:p>
              </table:table-cell>
              <table:table-cell office:value-type="float" office:value="6.836931">
                <text:p>6.8369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9849539">
                <text:p>5.9849539</text:p>
              </table:table-cell>
              <table:table-cell office:value-type="float" office:value="7.8226623">
                <text:p>7.82266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8208191">
                <text:p>3.8208191</text:p>
              </table:table-cell>
              <table:table-cell office:value-type="float" office:value="15.6241524">
                <text:p>15.62415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393786">
                <text:p>2.2393786</text:p>
              </table:table-cell>
              <table:table-cell office:value-type="float" office:value="16.7822289">
                <text:p>16.78222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5244348">
                <text:p>2.5244348</text:p>
              </table:table-cell>
              <table:table-cell office:value-type="float" office:value="16.6011478">
                <text:p>16.60114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7098046">
                <text:p>5.7098046</text:p>
              </table:table-cell>
              <table:table-cell office:value-type="float" office:value="6.7373641">
                <text:p>6.73736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1245757">
                <text:p>6.1245757</text:p>
              </table:table-cell>
              <table:table-cell office:value-type="float" office:value="7.5305023">
                <text:p>7.53050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685607">
                <text:p>3.685607</text:p>
              </table:table-cell>
              <table:table-cell office:value-type="float" office:value="17.3266863">
                <text:p>17.32668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3423324">
                <text:p>6.3423324</text:p>
              </table:table-cell>
              <table:table-cell office:value-type="float" office:value="7.4038295">
                <text:p>7.4038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632962">
                <text:p>2.2632962</text:p>
              </table:table-cell>
              <table:table-cell office:value-type="float" office:value="15.8821786">
                <text:p>15.88217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560571">
                <text:p>3.3560571</text:p>
              </table:table-cell>
              <table:table-cell office:value-type="float" office:value="15.9775043">
                <text:p>15.9775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7966091">
                <text:p>5.7966091</text:p>
              </table:table-cell>
              <table:table-cell office:value-type="float" office:value="7.9828127">
                <text:p>7.98281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9834186">
                <text:p>6.9834186</text:p>
              </table:table-cell>
              <table:table-cell office:value-type="float" office:value="6.2975746">
                <text:p>6.29757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2394085">
                <text:p>5.2394085</text:p>
              </table:table-cell>
              <table:table-cell office:value-type="float" office:value="7.4586255">
                <text:p>7.45862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4162731">
                <text:p>2.4162731</text:p>
              </table:table-cell>
              <table:table-cell office:value-type="float" office:value="15.9914102">
                <text:p>15.99141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972484">
                <text:p>3.6972484</text:p>
              </table:table-cell>
              <table:table-cell office:value-type="float" office:value="16.5608229">
                <text:p>16.56082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2093019">
                <text:p>5.2093019</text:p>
              </table:table-cell>
              <table:table-cell office:value-type="float" office:value="15.710146">
                <text:p>15.7101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4365638">
                <text:p>5.4365638</text:p>
              </table:table-cell>
              <table:table-cell office:value-type="float" office:value="7.0931288">
                <text:p>7.09312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8991332">
                <text:p>5.8991332</text:p>
              </table:table-cell>
              <table:table-cell office:value-type="float" office:value="7.4024327">
                <text:p>7.40243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616065">
                <text:p>4.0616065</text:p>
              </table:table-cell>
              <table:table-cell office:value-type="float" office:value="16.9412164">
                <text:p>16.94121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8239333">
                <text:p>3.8239333</text:p>
              </table:table-cell>
              <table:table-cell office:value-type="float" office:value="16.8242494">
                <text:p>16.82424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408979">
                <text:p>4.408979</text:p>
              </table:table-cell>
              <table:table-cell office:value-type="float" office:value="7.5498723">
                <text:p>7.54987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1289786">
                <text:p>4.1289786</text:p>
              </table:table-cell>
              <table:table-cell office:value-type="float" office:value="7.2923395">
                <text:p>7.29233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032355">
                <text:p>4.032355</text:p>
              </table:table-cell>
              <table:table-cell office:value-type="float" office:value="16.3313314">
                <text:p>16.33133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5847625">
                <text:p>5.5847625</text:p>
              </table:table-cell>
              <table:table-cell office:value-type="float" office:value="7.0587093">
                <text:p>7.05870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0445115">
                <text:p>6.0445115</text:p>
              </table:table-cell>
              <table:table-cell office:value-type="float" office:value="7.1811881">
                <text:p>7.18118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528265">
                <text:p>1.5528265</text:p>
              </table:table-cell>
              <table:table-cell office:value-type="float" office:value="15.1309933">
                <text:p>15.13099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9846954">
                <text:p>5.9846954</text:p>
              </table:table-cell>
              <table:table-cell office:value-type="float" office:value="7.3650654">
                <text:p>7.36506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8602113">
                <text:p>5.8602113</text:p>
              </table:table-cell>
              <table:table-cell office:value-type="float" office:value="7.076988">
                <text:p>7.076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